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19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3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orted-06-07-cryp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string" calcext:value-type="string">
            <text:p>TAILS update reminder 0.22 -- 0.22.1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ree anonymous email addresses?</text:p>
          </table:table-cell>
          <table:table-cell office:value-type="string" calcext:value-type="string">
            <text:p>Anonymity – Oth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Tails question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ere to Get an Anonymous Computer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LEASE HELP!!! Files in Tails TRASH WONT DELETE</text:p>
          </table:table-cell>
          <table:table-cell office:value-type="string" calcext:value-type="string">
            <text:p>Anonymity – Other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Tails with persistance volume (USB) for MAC with a SSD</text:p>
          </table:table-cell>
          <table:table-cell office:value-type="string" calcext:value-type="string">
            <text:p>Anonymity – Othe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ting up a printer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corrupted? 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new programs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t see wireless connections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ucks!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Help Needed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ress mail for the darknet</text:p>
          </table:table-cell>
          <table:table-cell office:value-type="string" calcext:value-type="string">
            <text:p>Anonymity – Oth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Ok to use initial for last name on mailing address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lear address for buying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cure .onion Email Provider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ternative email provider thats secure other than riseup?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: How Do You Stay Fully Anonymous Online?</text:p>
          </table:table-cell>
          <table:table-cell office:value-type="string" calcext:value-type="string">
            <text:p>Anonymity – Oth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y new encryption tool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o NOT use your facebook/MSN/LinkedIn/whatever email with this site!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Your Data Safty Tool <text:s/>-- True Crypt -- Usage Tutorial to stay S.A.F.E</text:p>
          </table:table-cell>
          <table:table-cell office:value-type="string" calcext:value-type="string">
            <text:p>Anonymity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Tails update has no Javascript disable option?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 mail and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: Clone &amp; Install, Create Persistence not working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xtra anonymity when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-service after TORMAIL</text:p>
          </table:table-cell>
          <table:table-cell office:value-type="string" calcext:value-type="string">
            <text:p>Anonymity – 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Iceweasel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email to use for Blockchain and Localbitcoins.com</text:p>
          </table:table-cell>
          <table:table-cell office:value-type="string" calcext:value-type="string">
            <text:p>Anonymity – 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sing Tails to connect to BMR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FBI/NSA trying to compromise my webserver's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ncrypting the encrypted??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lectrum hidden service</text:p>
          </table:table-cell>
          <table:table-cell office:value-type="string" calcext:value-type="string">
            <text:p>Anonymity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tting up TAILS including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aspberry Pi &amp; A Slice Of Anonamization. <text:s/>Hosting With Nginx Or As A Customer! </text:p>
          </table:table-cell>
          <table:table-cell office:value-type="string" calcext:value-type="string">
            <text:p>Anonymity – O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ous Payments Methods other than BTC</text:p>
          </table:table-cell>
          <table:table-cell office:value-type="string" calcext:value-type="string">
            <text:p>Anonymity – Other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aying safe as a Vendor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LE could change my DNS server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end email to multiple addresses completely anonymous?</text:p>
          </table:table-cell>
          <table:table-cell office:value-type="string" calcext:value-type="string">
            <text:p>Anonymity – Oth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HCP is not enabled ???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p-score.com</text:p>
          </table:table-cell>
          <table:table-cell office:value-type="string" calcext:value-type="string">
            <text:p>Anonymity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ner phone app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would LE pinpoint your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ity/Security - Good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File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identity Needed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Vendor using just tails?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n public wifi - safe ?</text:p>
          </table:table-cell>
          <table:table-cell office:value-type="string" calcext:value-type="string">
            <text:p>Anonymity – Othe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â â â BYE BYE BIG BROTHER BBBB - 500 usd value <text:s/>â â â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Good enough to Buy?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ed help using TAILS on macbook pro retina display(late 2013 model)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 is out and has electrum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ny mobile messaging service LE cant read?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dows environment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buyer account need strong IP</text:p>
          </table:table-cell>
          <table:table-cell office:value-type="string" calcext:value-type="string">
            <text:p>Anonymity – 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cure pc setup Tutorial for FREE.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ILS is leaking my real IP - WHAT THE FUCK</text:p>
          </table:table-cell>
          <table:table-cell office:value-type="string" calcext:value-type="string">
            <text:p>Anonymity – Othe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timezone changing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 Testing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ing Problem.</text:p>
          </table:table-cell>
          <table:table-cell office:value-type="string" calcext:value-type="string">
            <text:p>Anonymity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ateinternetaccess secure? whats your setup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ails or Whonix?</text:p>
          </table:table-cell>
          <table:table-cell office:value-type="string" calcext:value-type="string">
            <text:p>Anonymity – Other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 and TAILS settings</text:p>
          </table:table-cell>
          <table:table-cell office:value-type="string" calcext:value-type="string">
            <text:p>Anonymity – Other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ircrack on Tails usb?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s on zorin 0S 9 Linux???</text:p>
          </table:table-cell>
          <table:table-cell office:value-type="string" calcext:value-type="string">
            <text:p>Anonymity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wipe all internet data?</text:p>
          </table:table-cell>
          <table:table-cell office:value-type="string" calcext:value-type="string">
            <text:p>Anonymity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safe is lelantos email vs. other email?</text:p>
          </table:table-cell>
          <table:table-cell office:value-type="string" calcext:value-type="string">
            <text:p>Anonymity – Oth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ing a new Wireless Card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st secure connection to linux VPS from TAILS</text:p>
          </table:table-cell>
          <table:table-cell office:value-type="string" calcext:value-type="string">
            <text:p>Anonymity – Othe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Anonymity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 HELP ] Public IP to Home IP, can it be revealed?</text:p>
          </table:table-cell>
          <table:table-cell office:value-type="string" calcext:value-type="string">
            <text:p>Anonymity – 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ell me why I should only use Tails on a public or cracked wifi 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Vs. Completely Separate Laptop?</text:p>
          </table:table-cell>
          <table:table-cell office:value-type="string" calcext:value-type="string">
            <text:p>Anonymity – Othe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Anon emai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ake name or Some elses</text:p>
          </table:table-cell>
          <table:table-cell office:value-type="string" calcext:value-type="string">
            <text:p>Anonymity – 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deas for perfect disguises?</text:p>
          </table:table-cell>
          <table:table-cell office:value-type="string" calcext:value-type="string">
            <text:p>Anonymity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mple way to make deepweb safer place for all of us</text:p>
          </table:table-cell>
          <table:table-cell office:value-type="string" calcext:value-type="string">
            <text:p>Anonymity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s anyone used Surespot? Is it safe?</text:p>
          </table:table-cell>
          <table:table-cell office:value-type="string" calcext:value-type="string">
            <text:p>Anonymity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how to change your fingerprints permanently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onix - gateway wont connect to tor</text:p>
          </table:table-cell>
          <table:table-cell office:value-type="string" calcext:value-type="string">
            <text:p>Anonymity – Othe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o internet inside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someone suggest a anon email that isn't lelantos?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ltimate Guide 2 Anoynimty With An Isolated Environment...</text:p>
          </table:table-cell>
          <table:table-cell office:value-type="string" calcext:value-type="string">
            <text:p>Anonymity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ave DNS leak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help and advice please - only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ncrpyting your Virtual machin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 TUTORIAL ] Maintain Your Anonymity Online.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Tutorial] 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**New Identity Needed***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 MUSt READ GUIDE ***How to Be Invisbile!***</text:p>
          </table:table-cell>
          <table:table-cell office:value-type="string" calcext:value-type="string">
            <text:p>Anonymity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ity Privacy Security in REAL WORLD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Banking?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Debit ATM Card //instantvcc.eu/</text:p>
          </table:table-cell>
          <table:table-cell office:value-type="string" calcext:value-type="string">
            <text:p>Anonymity – Oth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cause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leachbit or CCleaner?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ns leak again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alse first name, true last name vs Your true identity opinions please</text:p>
          </table:table-cell>
          <table:table-cell office:value-type="string" calcext:value-type="string">
            <text:p>Anonymity – Oth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doublecheck anonumity please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, need help with Tails please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do you find SOCKS5 proxies in the city you want?</text:p>
          </table:table-cell>
          <table:table-cell office:value-type="string" calcext:value-type="string">
            <text:p>Anonymity – Other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you stay anonymous ??</text:p>
          </table:table-cell>
          <table:table-cell office:value-type="string" calcext:value-type="string">
            <text:p>Anonymity – Oth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create an anonymous PayPal?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nstall tails on a mac book without a disk drive!!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Amazon anonymously? Gift Cards REQUIRE CREDIT CARD</text:p>
          </table:table-cell>
          <table:table-cell office:value-type="string" calcext:value-type="string">
            <text:p>Anonymity – Oth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withdraw money from atm anonymously?</text:p>
          </table:table-cell>
          <table:table-cell office:value-type="string" calcext:value-type="string">
            <text:p>Anonymity – 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s 100% anonymity possible?</text:p>
          </table:table-cell>
          <table:table-cell office:value-type="string" calcext:value-type="string">
            <text:p>Anonymity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JUST using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c address can be traced to your location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 Spoofing...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a preloaded Tails USB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note alternatives?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archers have warned about crucial unpatched flaws in 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&amp; Anonimity with mobile (iphones)?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parating your personal and shadow life?</text:p>
          </table:table-cell>
          <table:table-cell office:value-type="string" calcext:value-type="string">
            <text:p>Anonymity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ICKY THIS PLEASE: Bulletproof method to prevent all DNS leaks</text:p>
          </table:table-cell>
          <table:table-cell office:value-type="string" calcext:value-type="string">
            <text:p>Anonymity – 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 1.1 Possible 0-Day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browser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nstaller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sue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robs: no network connections, touchpad not recognised, etc.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Wallet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.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irtual Machine Logs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TO GO WHEN YOU LEAVE BIG BROTHER LANd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Problem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 Tails</text:p>
          </table:table-cell>
          <table:table-cell office:value-type="string" calcext:value-type="string">
            <text:p>Anonymity – Othe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. Tails!!!</text:p>
          </table:table-cell>
          <table:table-cell office:value-type="string" calcext:value-type="string">
            <text:p>Anonymity – Othe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annoying problems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 Email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. Data Storage: Online / Cloud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abox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nymous clearnet hosting?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Visa. For getting payments.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yone know anything about Anonymous VoIP?????????????????????????????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udio anonymity</text:p>
          </table:table-cell>
          <table:table-cell office:value-type="string" calcext:value-type="string">
            <text:p>Anonymity – 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way to edit photo to minimize facial recognition</text:p>
          </table:table-cell>
          <table:table-cell office:value-type="string" calcext:value-type="string">
            <text:p>Anonymity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rowsing Securely, latest and best?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nging system tim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at Anonymously</text:p>
          </table:table-cell>
          <table:table-cell office:value-type="string" calcext:value-type="string">
            <text:p>Anonymity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romising your anonymity - can mistakes be changed?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uld somebody please HELP me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have to download files everytime you login to tails?</text:p>
          </table:table-cell>
          <table:table-cell office:value-type="string" calcext:value-type="string">
            <text:p>Anonymity – Other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really need a burner laptop if you use whonix or tails?</text:p>
          </table:table-cell>
          <table:table-cell office:value-type="string" calcext:value-type="string">
            <text:p>Anonymity – Other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es anyone actually use Whonix here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 providers you trust?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remain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Or Whonix Essential?</text:p>
          </table:table-cell>
          <table:table-cell office:value-type="string" calcext:value-type="string">
            <text:p>Anonymity – Other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 tool or anything that can tell if your pc is being watched?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Whonix and security</text:p>
          </table:table-cell>
          <table:table-cell office:value-type="string" calcext:value-type="string">
            <text:p>Anonymity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view my setup to be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Securtity/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is out and is <text:s/>SUPER Buggy</text:p>
          </table:table-cell>
          <table:table-cell office:value-type="string" calcext:value-type="string">
            <text:p>Anonymity – Other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Torbrowser not up to date..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2.2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RDP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windows 8.1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s host vs as guest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 awesome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Question</text:p>
          </table:table-cell>
          <table:table-cell office:value-type="string" calcext:value-type="string">
            <text:p>Anonymity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afe?</text:p>
          </table:table-cell>
          <table:table-cell office:value-type="string" calcext:value-type="string">
            <text:p>Anonymity – Othe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on't install on USB?</text:p>
          </table:table-cell>
          <table:table-cell office:value-type="string" calcext:value-type="string">
            <text:p>Anonymity – Other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Kali, or Debian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? questions :)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re's an upgrade for Tails to 1.1.1 as of sept 2 2014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b for tails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very thing you want to know about tails but were afraid to ask</text:p>
          </table:table-cell>
          <table:table-cell office:value-type="string" calcext:value-type="string">
            <text:p>Anonymity – Other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.1 is NOW out please update.</text:p>
          </table:table-cell>
          <table:table-cell office:value-type="string" calcext:value-type="string">
            <text:p>Anonymity – Other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CKS-change your IP in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a Socks5 With Tor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5 PROXY TO VPN</text:p>
          </table:table-cell>
          <table:table-cell office:value-type="string" calcext:value-type="string">
            <text:p>Anonymity – Proxie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PN -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ails + public hotspot + 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Tor through Socks</text:p>
          </table:table-cell>
          <table:table-cell office:value-type="string" calcext:value-type="string">
            <text:p>Anonymity – Proxie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uxsocks.ru review</text:p>
          </table:table-cell>
          <table:table-cell office:value-type="string" calcext:value-type="string">
            <text:p>Anonymity – Prox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chaining Skype = safe?</text:p>
          </table:table-cell>
          <table:table-cell office:value-type="string" calcext:value-type="string">
            <text:p>Anonymity – Prox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i really need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 location &amp; other info</text:p>
          </table:table-cell>
          <table:table-cell office:value-type="string" calcext:value-type="string">
            <text:p>Anonymity – Proxi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blem using Socks with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a good socks5 provider (no VIP72 thanks)</text:p>
          </table:table-cell>
          <table:table-cell office:value-type="string" calcext:value-type="string">
            <text:p>Anonymity – Proxie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VPN/SOCKS to use?</text:p>
          </table:table-cell>
          <table:table-cell office:value-type="string" calcext:value-type="string">
            <text:p>Anonymity – Proxie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ocks Proxy????</text:p>
          </table:table-cell>
          <table:table-cell office:value-type="string" calcext:value-type="string">
            <text:p>Anonymity – Proxie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use SOCKS5 as last in chain?</text:p>
          </table:table-cell>
          <table:table-cell office:value-type="string" calcext:value-type="string">
            <text:p>Anonymity – Proxi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d socks or GEO located by HTML5?</text:p>
          </table:table-cell>
          <table:table-cell office:value-type="string" calcext:value-type="string">
            <text:p>Anonymity – Proxi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Proxies Guide</text:p>
          </table:table-cell>
          <table:table-cell office:value-type="string" calcext:value-type="string">
            <text:p>Anonymity – Proxi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Can I use Socks5 on Ubuntu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Vip72 software in ubuntu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Socks5 w/o VIP72</text:p>
          </table:table-cell>
          <table:table-cell office:value-type="string" calcext:value-type="string">
            <text:p>Anonymity – Prox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n average how well to vip72 socks work on hacked paypal accounts?</text:p>
          </table:table-cell>
          <table:table-cell office:value-type="string" calcext:value-type="string">
            <text:p>Anonymity – Proxie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Socks through TOR on MAC?</text:p>
          </table:table-cell>
          <table:table-cell office:value-type="string" calcext:value-type="string">
            <text:p>Anonymity – Proxie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dont work :( :( :(</text:p>
          </table:table-cell>
          <table:table-cell office:value-type="string" calcext:value-type="string">
            <text:p>Anonymity – Proxi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5</text:p>
          </table:table-cell>
          <table:table-cell office:value-type="string" calcext:value-type="string">
            <text:p>Anonymity – Proxi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setup Proxifier w/ WINE and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fier is driving me insance [HELP]</text:p>
          </table:table-cell>
          <table:table-cell office:value-type="string" calcext:value-type="string">
            <text:p>Anonymity – Proxi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use vip72 with proxychains?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pecific SOCKS5 locations...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/Socks provider for iPad</text:p>
          </table:table-cell>
          <table:table-cell office:value-type="string" calcext:value-type="string">
            <text:p>Anonymity – Proxi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an i card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VPN/SOCKS provider?</text:p>
          </table:table-cell>
          <table:table-cell office:value-type="string" calcext:value-type="string">
            <text:p>Anonymity – Proxie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[Cyberghost 5 vs. Hidemyass.com]</text:p>
          </table:table-cell>
          <table:table-cell office:value-type="string" calcext:value-type="string">
            <text:p>Anonymity – Proxi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proxifier(vip72)</text:p>
          </table:table-cell>
          <table:table-cell office:value-type="string" calcext:value-type="string">
            <text:p>Anonymity – Proxi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does not work</text:p>
          </table:table-cell>
          <table:table-cell office:value-type="string" calcext:value-type="string">
            <text:p>Anonymity – Proxie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's socks5 server country list ?</text:p>
          </table:table-cell>
          <table:table-cell office:value-type="string" calcext:value-type="string">
            <text:p>Anonymity – Proxie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uper-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injecting html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ails -&gt; VPN -&gt; Tor -&gt; Socks5.... is it even possibile?</text:p>
          </table:table-cell>
          <table:table-cell office:value-type="string" calcext:value-type="string">
            <text:p>Anonymity – Proxie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5 and VPN both necessary?</text:p>
          </table:table-cell>
          <table:table-cell office:value-type="string" calcext:value-type="string">
            <text:p>Anonymity – Proxie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Someone Go Over How To Setup Tor -&gt; VPN -&gt;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't make socks5 works on VM.</text:p>
          </table:table-cell>
          <table:table-cell office:value-type="string" calcext:value-type="string">
            <text:p>Anonymity – Proxie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lternatives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up VM -&gt;TOR -&gt; VPN -&gt;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ed help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or VPN? [Suggest!!!]</text:p>
          </table:table-cell>
          <table:table-cell office:value-type="string" calcext:value-type="string">
            <text:p>Anonymity – Proxie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Questions! (I did search function before posting, no luck!)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vip72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onix / VPN / TOR / VIP72 / SOCKS / POXYCHAINS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ronsocket HTTP, SOCKS5, &amp; DNS Proxy Included</text:p>
          </table:table-cell>
          <table:table-cell office:value-type="string" calcext:value-type="string">
            <text:p>Anonymity – Proxie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utorial - How to chain socks with Tor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&gt; SOCK5 CHAIN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socks work with paypal?</text:p>
          </table:table-cell>
          <table:table-cell office:value-type="string" calcext:value-type="string">
            <text:p>Anonymity – Proxie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proxies i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ould really appreciate some community help with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onix &amp; vip72 socks</text:p>
          </table:table-cell>
          <table:table-cell office:value-type="string" calcext:value-type="string">
            <text:p>Anonymity – Proxie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ick question about VPN/SOCKS5 running together + my setup</text:p>
          </table:table-cell>
          <table:table-cell office:value-type="string" calcext:value-type="string">
            <text:p>Anonymity – Proxie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VIP72 socks5 in other Windows user accounts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ree or paid socks5? where to buy then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(proxychains) How to go from bodhi linux -&gt; tor -&gt; vpn -&gt; vps?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private socks provider with location chooser?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ny one had VIP72 Malfuction?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sic Security Questions / is Tor &gt; VPN &gt; Socks5 a good way to go?</text:p>
          </table:table-cell>
          <table:table-cell office:value-type="string" calcext:value-type="string">
            <text:p>Anonymity – Proxie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rding VPN SOCK5 etc</text:p>
          </table:table-cell>
          <table:table-cell office:value-type="string" calcext:value-type="string">
            <text:p>Anonymity – Proxies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hea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ecking for proxies before PP'ing?</text:p>
          </table:table-cell>
          <table:table-cell office:value-type="string" calcext:value-type="string">
            <text:p>Anonymity – Prox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cking socks bl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Easiest FREE way to change my IP? (Mac OSX)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ELP NEEDED! Secure network - Trying to install SOCKS5 on LInux</text:p>
          </table:table-cell>
          <table:table-cell office:value-type="string" calcext:value-type="string">
            <text:p>Anonymity – Proxie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NEEDED! Trying to configure Socks5 o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do things? vpn+proxy or vpn+tor+proxy</text:p>
          </table:table-cell>
          <table:table-cell office:value-type="string" calcext:value-type="string">
            <text:p>Anonymity – Proxies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run sock5 through tails?</text:p>
          </table:table-cell>
          <table:table-cell office:value-type="string" calcext:value-type="string">
            <text:p>Anonymity – Proxi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s it safe to use a dedicated local port on a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ocalbtc w/o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ozilla Portable +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ullvad vs.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help with Proxifier</text:p>
          </table:table-cell>
          <table:table-cell office:value-type="string" calcext:value-type="string">
            <text:p>Anonymity – Proxi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SOCKS5 &amp; VPN Expert! FREE ACCOUNT!</text:p>
          </table:table-cell>
          <table:table-cell office:value-type="string" calcext:value-type="string">
            <text:p>Anonymity – Proxie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VIP72 account</text:p>
          </table:table-cell>
          <table:table-cell office:value-type="string" calcext:value-type="string">
            <text:p>Anonymity – Proxi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oobie question - proxies, Socksclient</text:p>
          </table:table-cell>
          <table:table-cell office:value-type="string" calcext:value-type="string">
            <text:p>Anonymity – Proxi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chains, tails, tor, proxy</text:p>
          </table:table-cell>
          <table:table-cell office:value-type="string" calcext:value-type="string">
            <text:p>Anonymity – Proxie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Question about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 About Using Proxifier To Chain Sock5 to Tor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DP v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DP vs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 u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up VIP72 with Whoenix</text:p>
          </table:table-cell>
          <table:table-cell office:value-type="string" calcext:value-type="string">
            <text:p>Anonymity – Proxi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 what exactly is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OR, VPN and SOCKS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ying to run Tor--&gt;vip72 Socks, Having trouble. <text:s/>Please help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Slow+die fast or isit just me ?</text:p>
          </table:table-cell>
          <table:table-cell office:value-type="string" calcext:value-type="string">
            <text:p>Anonymity – Proxi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-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to use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**Freshest Of Thee Fresh** SOCKS5 PROXIES!</text:p>
          </table:table-cell>
          <table:table-cell office:value-type="string" calcext:value-type="string">
            <text:p>Anonymity – Proxie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place to buy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socks5 provider?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Tails &gt; SOCKS5 ?</text:p>
          </table:table-cell>
          <table:table-cell office:value-type="string" calcext:value-type="string">
            <text:p>Anonymity – Proxi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install Vip72 on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 need a Houston Texas SOCKS5 will give one in return.</text:p>
          </table:table-cell>
          <table:table-cell office:value-type="string" calcext:value-type="string">
            <text:p>Anonymity – Proxie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pinion needed on proxy selection</text:p>
          </table:table-cell>
          <table:table-cell office:value-type="string" calcext:value-type="string">
            <text:p>Anonymity – Proxi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E'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 speed's</text:p>
          </table:table-cell>
          <table:table-cell office:value-type="string" calcext:value-type="string">
            <text:p>Anonymity – Proxi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? SOCKS 5? answered!</text:p>
          </table:table-cell>
          <table:table-cell office:value-type="string" calcext:value-type="string">
            <text:p>Anonymity – Proxie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s about Socks5, especially VIP72</text:p>
          </table:table-cell>
          <table:table-cell office:value-type="string" calcext:value-type="string">
            <text:p>Anonymity – Prox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5 setup help</text:p>
          </table:table-cell>
          <table:table-cell office:value-type="string" calcext:value-type="string">
            <text:p>Anonymity – Proxi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5 and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clients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fingerprint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vider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Alternative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Client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not logging in on TAILS</text:p>
          </table:table-cell>
          <table:table-cell office:value-type="string" calcext:value-type="string">
            <text:p>Anonymity – Proxi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happens when i buy socks from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s an alternative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e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unning socks client on mac osx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list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s it safe to bookmark silkroad in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yone comfortable with the Tor Browser Update? </text:p>
          </table:table-cell>
          <table:table-cell office:value-type="string" calcext:value-type="string">
            <text:p>Anonymity – Tor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update does not work does not connect</text:p>
          </table:table-cell>
          <table:table-cell office:value-type="string" calcext:value-type="string">
            <text:p>Anonymity – Tor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nding email through Tor fails almost every time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VS I2P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6.5 -- Sep 2 2014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ol video on TOR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cast Allegedly Asking Customers to Stop Using Tor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email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es anyone else's default Tor Browser Homepage look different?</text:p>
          </table:table-cell>
          <table:table-cell office:value-type="string" calcext:value-type="string">
            <text:p>Anonymity – To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ansferring Bitcoins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Configuration settings.Tor is not enough Now Configure </text:p>
          </table:table-cell>
          <table:table-cell office:value-type="string" calcext:value-type="string">
            <text:p>Anonymity – Tor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browsing clearnet with Tor a security risk?</text:p>
          </table:table-cell>
          <table:table-cell office:value-type="string" calcext:value-type="string">
            <text:p>Anonymity – Tor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update Tor?</text:p>
          </table:table-cell>
          <table:table-cell office:value-type="string" calcext:value-type="string">
            <text:p>Anonymity – Tor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en your torbrowser starts acting funny with www preceding onion url</text:p>
          </table:table-cell>
          <table:table-cell office:value-type="string" calcext:value-type="string">
            <text:p>Anonymity – T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or or Clearnet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assive use of TOR...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2Web Header Info</text:p>
          </table:table-cell>
          <table:table-cell office:value-type="string" calcext:value-type="string">
            <text:p>Anonymity – T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+VPN+Tor+Data Encryption?</text:p>
          </table:table-cell>
          <table:table-cell office:value-type="string" calcext:value-type="string">
            <text:p>Anonymity – Tor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nion Links? Safe-mail?</text:p>
          </table:table-cell>
          <table:table-cell office:value-type="string" calcext:value-type="string">
            <text:p>Anonymity – To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R Browser looking a bit different when you open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can my Internet provider see when I use TOR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ng-Term online wallet storage for Tor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Service - Alternative to PGP - Encrypted Anonymous Messaging</text:p>
          </table:table-cell>
          <table:table-cell office:value-type="string" calcext:value-type="string">
            <text:p>Anonymity – Tor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or check not working?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-Browser-Package tor-browser-2.3.25-14_en-US Corrupted?</text:p>
          </table:table-cell>
          <table:table-cell office:value-type="string" calcext:value-type="string">
            <text:p>Anonymity – Tor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tor still overloaded?</text:p>
          </table:table-cell>
          <table:table-cell office:value-type="string" calcext:value-type="string">
            <text:p>Anonymity – Tor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files with Tor</text:p>
          </table:table-cell>
          <table:table-cell office:value-type="string" calcext:value-type="string">
            <text:p>Anonymity – Tor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much safer is tails than plain Tor?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crease Tor client security by network isolation</text:p>
          </table:table-cell>
          <table:table-cell office:value-type="string" calcext:value-type="string">
            <text:p>Anonymity – Tor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ran Blacklists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TF?! US GOV"T Increases Funding for TOR + $1.8 Million!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(TBB) 3.5.3, Tails 0.23 released today</text:p>
          </table:table-cell>
          <table:table-cell office:value-type="string" calcext:value-type="string">
            <text:p>Anonymity – Tor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asy TOR &amp; PGP Guide 4096 RSA</text:p>
          </table:table-cell>
          <table:table-cell office:value-type="string" calcext:value-type="string">
            <text:p>Anonymity – Tor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OR BROWSER UPDATE!</text:p>
          </table:table-cell>
          <table:table-cell office:value-type="string" calcext:value-type="string">
            <text:p>Anonymity – Tor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Jabber over Tor</text:p>
          </table:table-cell>
          <table:table-cell office:value-type="string" calcext:value-type="string">
            <text:p>Anonymity – Tor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guide to XMPP, Off-the-Record, and basic chat client configuration with Tor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up ICQ trough tor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ARNING: Browser Security Hole Detected</text:p>
          </table:table-cell>
          <table:table-cell office:value-type="string" calcext:value-type="string">
            <text:p>Anonymity – T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onymity:Download files with tor under tails</text:p>
          </table:table-cell>
          <table:table-cell office:value-type="string" calcext:value-type="string">
            <text:p>Anonymity – To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Project - TAILS for Dummies!</text:p>
          </table:table-cell>
          <table:table-cell office:value-type="string" calcext:value-type="string">
            <text:p>Anonymity – Tor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y itself is not enough - Whats the highest security you can get?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error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assword manager for Tor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am currently using a yahoo email over TOR as my darknet email - bad?</text:p>
          </table:table-cell>
          <table:table-cell office:value-type="string" calcext:value-type="string">
            <text:p>Anonymity – Tor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goes on TOR stays on TOR</text:p>
          </table:table-cell>
          <table:table-cell office:value-type="string" calcext:value-type="string">
            <text:p>Anonymity – Tor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term "TOR stand alone"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figure Pidgin to use TOR 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make your own site on tor? Like tor hosting and domains ?</text:p>
          </table:table-cell>
          <table:table-cell office:value-type="string" calcext:value-type="string">
            <text:p>Anonymity – Tor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Not To Get Fucked - A Guide To Buying Illegal Shit On Tor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chrome?</text:p>
          </table:table-cell>
          <table:table-cell office:value-type="string" calcext:value-type="string">
            <text:p>Anonymity – To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I Use Tor Over RDP?</text:p>
          </table:table-cell>
          <table:table-cell office:value-type="string" calcext:value-type="string">
            <text:p>Anonymity – Tor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n Whonix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trojan detected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SSH = Bad Combo (Ops should really read this, too)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Get Torchat To work?</text:p>
          </table:table-cell>
          <table:table-cell office:value-type="string" calcext:value-type="string">
            <text:p>Anonymity – T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pdate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his a safe method of onion browsing</text:p>
          </table:table-cell>
          <table:table-cell office:value-type="string" calcext:value-type="string">
            <text:p>Anonymity – To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eeping your Tor Browser Bundle Updated &amp; Yourself Safe(Newbies READ)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OR compromised?</text:p>
          </table:table-cell>
          <table:table-cell office:value-type="string" calcext:value-type="string">
            <text:p>Anonymity – Tor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: Hidden Service Protocol &amp; How to configuring Hidden Services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-&gt; socks5, paypal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for LE to setup their own Tor bridges??</text:p>
          </table:table-cell>
          <table:table-cell office:value-type="string" calcext:value-type="string">
            <text:p>Anonymity – Tor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ould Tor exit node work with pp?</text:p>
          </table:table-cell>
          <table:table-cell office:value-type="string" calcext:value-type="string">
            <text:p>Anonymity – Tor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"The NSA wants you to use Tor"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ccessing Tor Network using Tails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ookmarking pages into Tor browser a risk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Instead of Tor... Bad Idea?</text:p>
          </table:table-cell>
          <table:table-cell office:value-type="string" calcext:value-type="string">
            <text:p>Anonymity – To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IY Tor Wireless access point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xit nodes</text:p>
          </table:table-cell>
          <table:table-cell office:value-type="string" calcext:value-type="string">
            <text:p>Anonymity – T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add a Vpn on top of TOR (USA)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certain websites on Tor?</text:p>
          </table:table-cell>
          <table:table-cell office:value-type="string" calcext:value-type="string">
            <text:p>Anonymity – Tor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the Tesco Website through Tor?????? HELP!</text:p>
          </table:table-cell>
          <table:table-cell office:value-type="string" calcext:value-type="string">
            <text:p>Anonymity – Tor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mportant TOR Browser Bundle Security Issue</text:p>
          </table:table-cell>
          <table:table-cell office:value-type="string" calcext:value-type="string">
            <text:p>Anonymity – Tor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stantbird - New IM tool by the developers of Tor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To Access Tor On Public Wifis?</text:p>
          </table:table-cell>
          <table:table-cell office:value-type="string" calcext:value-type="string">
            <text:p>Anonymity – Tor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calbitcoins Cash Deposits, any issues purchasing through tor?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oks like Russia doesn't like TOR</text:p>
          </table:table-cell>
          <table:table-cell office:value-type="string" calcext:value-type="string">
            <text:p>Anonymity – Tor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roxychains in Tails (over Tor)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curity of .onion sites?</text:p>
          </table:table-cell>
          <table:table-cell office:value-type="string" calcext:value-type="string">
            <text:p>Anonymity – To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or -&gt; VPN or VPN -&gt; Tor??</text:p>
          </table:table-cell>
          <table:table-cell office:value-type="string" calcext:value-type="string">
            <text:p>Anonymity – Tor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eveloper Suspects NSA Interception of Amazon Purchase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ownload(s) problem - FIles maked complete but not done</text:p>
          </table:table-cell>
          <table:table-cell office:value-type="string" calcext:value-type="string">
            <text:p>Anonymity – Tor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ay have been compromised</text:p>
          </table:table-cell>
          <table:table-cell office:value-type="string" calcext:value-type="string">
            <text:p>Anonymity – Tor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as Anonymous as you think?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ready?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with a smartphone</text:p>
          </table:table-cell>
          <table:table-cell office:value-type="string" calcext:value-type="string">
            <text:p>Anonymity – Tor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+ TOR on Linux - How to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OIP over tor?</text:p>
          </table:table-cell>
          <table:table-cell office:value-type="string" calcext:value-type="string">
            <text:p>Anonymity – Tor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ttention Tor Users Do you know your TOR browser configs.</text:p>
          </table:table-cell>
          <table:table-cell office:value-type="string" calcext:value-type="string">
            <text:p>Anonymity – Tor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lockchain for tor 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w/ Tor</text:p>
          </table:table-cell>
          <table:table-cell office:value-type="string" calcext:value-type="string">
            <text:p>Anonymity – To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bining Tor with Sandboxie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anything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mask TOR-use from websites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izard Squad TOR 0day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LE takeover of a large amount of Tor relay nodes and exits</text:p>
          </table:table-cell>
          <table:table-cell office:value-type="string" calcext:value-type="string">
            <text:p>Anonymity – Tor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!!</text:p>
          </table:table-cell>
          <table:table-cell office:value-type="string" calcext:value-type="string">
            <text:p>Anonymity – To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me Methods to identify users of TOR</text:p>
          </table:table-cell>
          <table:table-cell office:value-type="string" calcext:value-type="string">
            <text:p>Anonymity – Tor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is is how i connect to TOR ( is this safe ) <text:s/>??</text:p>
          </table:table-cell>
          <table:table-cell office:value-type="string" calcext:value-type="string">
            <text:p>Anonymity – Tor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other app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at work?</text:p>
          </table:table-cell>
          <table:table-cell office:value-type="string" calcext:value-type="string">
            <text:p>Anonymity – Tor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4.0 - Recalled?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n internet log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iddle man attack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ccassional route through UK</text:p>
          </table:table-cell>
          <table:table-cell office:value-type="string" calcext:value-type="string">
            <text:p>Anonymity – To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browser on smartphone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Update</text:p>
          </table:table-cell>
          <table:table-cell office:value-type="string" calcext:value-type="string">
            <text:p>Anonymity – Tor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s not safe anymore.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de OPSEC!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Good safe VPN?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ooking for VPN from Northkorea, bolivia, Venezuela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can I block my VPN from sending out IP Logs?</text:p>
          </table:table-cell>
          <table:table-cell office:value-type="string" calcext:value-type="string">
            <text:p>Anonymity – VPN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service do you use/reccomend?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Classic VPN 12 months prepaid 20 GBmonth promotion discount</text:p>
          </table:table-cell>
          <table:table-cell office:value-type="string" calcext:value-type="string">
            <text:p>Anonymity – VP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lackhat VPN with No Logs</text:p>
          </table:table-cell>
          <table:table-cell office:value-type="string" calcext:value-type="string">
            <text:p>Anonymity – VPN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service ?</text:p>
          </table:table-cell>
          <table:table-cell office:value-type="string" calcext:value-type="string">
            <text:p>Anonymity – VPN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ny point using a VPN with liberty?</text:p>
          </table:table-cell>
          <table:table-cell office:value-type="string" calcext:value-type="string">
            <text:p>Anonymity – VPN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Zorro VPN?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set up a 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curity Questio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use a VPN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VPN</text:p>
          </table:table-cell>
          <table:table-cell office:value-type="string" calcext:value-type="string">
            <text:p>Anonymity – VP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S + VPNs bitcoin / cardable</text:p>
          </table:table-cell>
          <table:table-cell office:value-type="string" calcext:value-type="string">
            <text:p>Anonymity – VP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configure VPN-Whonix-VPN-Tor-Socks5 ?</text:p>
          </table:table-cell>
          <table:table-cell office:value-type="string" calcext:value-type="string">
            <text:p>Anonymity – VPN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not stable, need help plz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tutorial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2 vpn's at same time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cyberghost a good vpn client?</text:p>
          </table:table-cell>
          <table:table-cell office:value-type="string" calcext:value-type="string">
            <text:p>Anonymity – VPN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ureVPN or BolehVPN?</text:p>
          </table:table-cell>
          <table:table-cell office:value-type="string" calcext:value-type="string">
            <text:p>Anonymity – VP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commened VPN'S?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-&gt; TAILS in VM -&gt; VPN -&gt; RDP?</text:p>
          </table:table-cell>
          <table:table-cell office:value-type="string" calcext:value-type="string">
            <text:p>Anonymity – VPN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Android VPN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o vpn or not to vpn</text:p>
          </table:table-cell>
          <table:table-cell office:value-type="string" calcext:value-type="string">
            <text:p>Anonymity – VPN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nect home router thru VPN aswell ?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+ 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and VPN</text:p>
          </table:table-cell>
          <table:table-cell office:value-type="string" calcext:value-type="string">
            <text:p>Anonymity – VPN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 service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ve you been infected by Vip72?</text:p>
          </table:table-cell>
          <table:table-cell office:value-type="string" calcext:value-type="string">
            <text:p>Anonymity – VP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ree VPNs for Mac and Windows</text:p>
          </table:table-cell>
          <table:table-cell office:value-type="string" calcext:value-type="string">
            <text:p>Anonymity – VP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ELETE: chaining TOR, VPN, socks</text:p>
          </table:table-cell>
          <table:table-cell office:value-type="string" calcext:value-type="string">
            <text:p>Anonymity – VPN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ining a VPN before Tor is not considered secure...</text:p>
          </table:table-cell>
          <table:table-cell office:value-type="string" calcext:value-type="string">
            <text:p>Anonymity – VPN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quick question about a noob's safety</text:p>
          </table:table-cell>
          <table:table-cell office:value-type="string" calcext:value-type="string">
            <text:p>Anonymity – VP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Using VIP72 VPN or There double VPN ?</text:p>
          </table:table-cell>
          <table:table-cell office:value-type="string" calcext:value-type="string">
            <text:p>Anonymity – VPN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 vpn be traced back to you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for VPN ?</text:p>
          </table:table-cell>
          <table:table-cell office:value-type="string" calcext:value-type="string">
            <text:p>Anonymity – VP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tup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non logging VPN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the purpose of VPN on public wifi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server time mismatch with system</text:p>
          </table:table-cell>
          <table:table-cell office:value-type="string" calcext:value-type="string">
            <text:p>Anonymity – VP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PN payed for using bitcoin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VPS</text:p>
          </table:table-cell>
          <table:table-cell office:value-type="string" calcext:value-type="string">
            <text:p>Anonymity – VP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necting to a vpn tips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ere do i buy dedicated IP's and how do i use them with my VPN?</text:p>
          </table:table-cell>
          <table:table-cell office:value-type="string" calcext:value-type="string">
            <text:p>Anonymity – VPN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ker site fullz vpn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works well with VIP72 Socks?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os to use with a VPN + VMWare?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 for IOS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free VPN?</text:p>
          </table:table-cell>
          <table:table-cell office:value-type="string" calcext:value-type="string">
            <text:p>Anonymity – VPN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's</text:p>
          </table:table-cell>
          <table:table-cell office:value-type="string" calcext:value-type="string">
            <text:p>Anonymity – VPN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[Computer Security]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VPN? Thoughts on PureVPN</text:p>
          </table:table-cell>
          <table:table-cell office:value-type="string" calcext:value-type="string">
            <text:p>Anonymity – VPN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 vpn proxy ip</text:p>
          </table:table-cell>
          <table:table-cell office:value-type="string" calcext:value-type="string">
            <text:p>Anonymity – VP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! VPN issues!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I use Proxifier and VIP72 Client with a VPN? - Tipping $10.00</text:p>
          </table:table-cell>
          <table:table-cell office:value-type="string" calcext:value-type="string">
            <text:p>Anonymity – VP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set up VPN with tails?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connect to a VPN with Debian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a VPN in Whonix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vpn on tails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a new PAID vpn...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free vpn safe for purchasing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 way to run a VPN through Tails? Encryption?</text:p>
          </table:table-cell>
          <table:table-cell office:value-type="string" calcext:value-type="string">
            <text:p>Anonymity – VP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VPN Check A Good Solution For Keeping DNS Leaks In Check?</text:p>
          </table:table-cell>
          <table:table-cell office:value-type="string" calcext:value-type="string">
            <text:p>Anonymity – VPN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ssive Headache! <text:s/>Issues connecting to OpenVPN with Mullvad</text:p>
          </table:table-cell>
          <table:table-cell office:value-type="string" calcext:value-type="string">
            <text:p>Anonymity – VP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OpenVPN</text:p>
          </table:table-cell>
          <table:table-cell office:value-type="string" calcext:value-type="string">
            <text:p>Anonymity – VP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unstable</text:p>
          </table:table-cell>
          <table:table-cell office:value-type="string" calcext:value-type="string">
            <text:p>Anonymity – VP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tiple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a VPN/proxy</text:p>
          </table:table-cell>
          <table:table-cell office:value-type="string" calcext:value-type="string">
            <text:p>Anonymity – VP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Mullvad VPN on Debian Wheezy</text:p>
          </table:table-cell>
          <table:table-cell office:value-type="string" calcext:value-type="string">
            <text:p>Anonymity – VPN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oxifier over 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ather interesting article on Tor, EU, and nsa...</text:p>
          </table:table-cell>
          <table:table-cell office:value-type="string" calcext:value-type="string">
            <text:p>Anonymity – VPN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in whonix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makes my connection unuseable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VPN websites can't load but internet works</text:p>
          </table:table-cell>
          <table:table-cell office:value-type="string" calcext:value-type="string">
            <text:p>Anonymity – VPN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s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+ Chaining VPN's +</text:p>
          </table:table-cell>
          <table:table-cell office:value-type="string" calcext:value-type="string">
            <text:p>Anonymity – VPN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ibution with native VPN support?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5</text:p>
          </table:table-cell>
          <table:table-cell office:value-type="string" calcext:value-type="string">
            <text:p>Anonymity – VP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VPN. Opinions?</text:p>
          </table:table-cell>
          <table:table-cell office:value-type="string" calcext:value-type="string">
            <text:p>Anonymity – VP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nsure VPN is used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 - New free VPN service?</text:p>
          </table:table-cell>
          <table:table-cell office:value-type="string" calcext:value-type="string">
            <text:p>Anonymity – VPN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: is it legit?</text:p>
          </table:table-cell>
          <table:table-cell office:value-type="string" calcext:value-type="string">
            <text:p>Anonymity – VP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VPN service for Linux / Linux mint?</text:p>
          </table:table-cell>
          <table:table-cell office:value-type="string" calcext:value-type="string">
            <text:p>Anonymity – VPN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guys use your VPN?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safe is using skype with a vpn?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find out if your VPN leaks DNS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a vps safer than a vpn?</text:p>
          </table:table-cell>
          <table:table-cell office:value-type="string" calcext:value-type="string">
            <text:p>Anonymity – VPN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inux VPN/Proxy's</text:p>
          </table:table-cell>
          <table:table-cell office:value-type="string" calcext:value-type="string">
            <text:p>Anonymity – VP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Y have found THE best VPN providors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ore VPN shit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vpn</text:p>
          </table:table-cell>
          <table:table-cell office:value-type="string" calcext:value-type="string">
            <text:p>Anonymity – VPN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tFlix blocking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openvpn client</text:p>
          </table:table-cell>
          <table:table-cell office:value-type="string" calcext:value-type="string">
            <text:p>Anonymity – VP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int an click VPN?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estion about 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VPN for personal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Any good?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is blocked by ISP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a public wifi : not working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Wireless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rvice - How to choose? Poxy Really Necessary?</text:p>
          </table:table-cell>
          <table:table-cell office:value-type="string" calcext:value-type="string">
            <text:p>Anonymity – VPN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russian or chinese vpns are there?</text:p>
          </table:table-cell>
          <table:table-cell office:value-type="string" calcext:value-type="string">
            <text:p>Anonymity – VP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is a VPN bad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Fedora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s</text:p>
          </table:table-cell>
          <table:table-cell office:value-type="string" calcext:value-type="string">
            <text:p>Anonymity – VP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rd + drop in the US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acking for Profit: Credit Card Fraud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mazon Carder</text:p>
          </table:table-cell>
          <table:table-cell office:value-type="string" calcext:value-type="string">
            <text:p>Cardin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rchant Codes for instore carding</text:p>
          </table:table-cell>
          <table:table-cell office:value-type="string" calcext:value-type="string">
            <text:p>Carding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's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thorized User Trade Lines for Credit Cards</text:p>
          </table:table-cell>
          <table:table-cell office:value-type="string" calcext:value-type="string">
            <text:p>Cardi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mastercard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­ APPLE CARDING METHOD // iPHONE/MAC/iPAD // VOUCHED! // $$$ 5/6 LEFT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2015] CARDING TUTORIAL - Best for new players! *Very detailed*</text:p>
          </table:table-cell>
          <table:table-cell office:value-type="string" calcext:value-type="string">
            <text:p>Carding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:::HQ::: TOP CARDING LESSONS*** LIVE COACHING*** Price will raise soon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!NEW!] 2015 USA Western Union Carding Tutorial - $50</text:p>
          </table:table-cell>
          <table:table-cell office:value-type="string" calcext:value-type="string">
            <text:p>Carding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AWESOME] CARDING UNIVERSITY VIRTUAL EDITION [CUVE] +FraudFox</text:p>
          </table:table-cell>
          <table:table-cell office:value-type="string" calcext:value-type="string">
            <text:p>Carding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SUPERIOR] CARDING-UNIVERSITY From Noob to Pro [SUPERIOR]</text:p>
          </table:table-cell>
          <table:table-cell office:value-type="string" calcext:value-type="string">
            <text:p>Carding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Exclusive] Fullz to Credit Card With Pin! [US &amp; UK!]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S for carding?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Thousands Carding Diamonds and Gold Method *Limited time only*</text:p>
          </table:table-cell>
          <table:table-cell office:value-type="string" calcext:value-type="string">
            <text:p>Carding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carding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â  â¥â¦â£â  CARDING&amp;CASHOUT with Online Poker - 48 Pag. Guide â¥â¦â£â  <text:s/>ââ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99% Guaranteed Cardable Site with guide *Undiscovered*</text:p>
          </table:table-cell>
          <table:table-cell office:value-type="string" calcext:value-type="string">
            <text:p>Cardin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­ iNSANE SPAMMER - BECOME EVO'S NEXT BIGGEST CARD SELLER! [$$$]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tutorial - How to hack cc - MUST HAVE!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ivate Carding Vulnerability [1 COPY]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Nvenient Live Tutoring [Skrill/Paypal/Venmo/Auto-/Virtual Carding]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Square Cashout. Make $500 a day from CCs. Make Bank Drops.</text:p>
          </table:table-cell>
          <table:table-cell office:value-type="string" calcext:value-type="string">
            <text:p>Carding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Square Cashout. Make $500 a day from CCs. Using Prepaid Drops</text:p>
          </table:table-cell>
          <table:table-cell office:value-type="string" calcext:value-type="string">
            <text:p>Carding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Carded items is it safe?</text:p>
          </table:table-cell>
          <table:table-cell office:value-type="string" calcext:value-type="string">
            <text:p>Cardi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 thousands a week [Private Method]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 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All-In-One Carding/Hacking/Spamming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~ THE VERY BEST CARDERS AND GET MONEY GUIDE v4 ~ </text:p>
          </table:table-cell>
          <table:table-cell office:value-type="string" calcext:value-type="string">
            <text:p>Cardi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[4 LEFT]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shops list "CCSHOPROJ", by Projeccao (English and franÃ§ais)</text:p>
          </table:table-cell>
          <table:table-cell office:value-type="string" calcext:value-type="string">
            <text:p>Carding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 CVV ::SELL TRACK2 ::Buy CC::SELL PayPal ::SELL EBAY ACCOUNTS::</text:p>
          </table:table-cell>
          <table:table-cell office:value-type="string" calcext:value-type="string">
            <text:p>Carding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thousands a week [Private Method] [2/10 Copies Left]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re there any guides on phishing for credit cards?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TUTORIAL FOR CARDING V2.0 Updated(4k$ to 5k$/week)price 0.20BTC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IM's God-Like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UK Carding + Drops + Cashing out CVV + PayPal + More!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Virwox [NOOB GOLD]</text:p>
          </table:table-cell>
          <table:table-cell office:value-type="string" calcext:value-type="string">
            <text:p>Car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electronics outside the American and European countries ?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Stripe Guide</text:p>
          </table:table-cell>
          <table:table-cell office:value-type="string" calcext:value-type="string">
            <text:p>Card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card "ONE4ALL" vouchers [IRELAND] ONLY â¬20!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A guide how to card itunes and be 100% sucessfull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etup Advice (confirmation ) !!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tarter Kit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Good to Start Carding 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(VOUCHED!)STRIPE CASHOUT GUIDE //////// Priced reduced back to $80</text:p>
          </table:table-cell>
          <table:table-cell office:value-type="string" calcext:value-type="string">
            <text:p>Carding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VERSION 4* Carding Gude by Infamous Bank ATOer Alpha02 Now Available!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METHODS FOR FREE (buy Rolex's, Tranfer Â£1500, Buy Iphones etc.</text:p>
          </table:table-cell>
          <table:table-cell office:value-type="string" calcext:value-type="string">
            <text:p>Carding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Vendor - The Ultimate Guide to Everything Amazon/eBay/Carding/More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$ [VOUCHED] Credit Card to Bitcoin-2 methods. Only $7 $$</text:p>
          </table:table-cell>
          <table:table-cell office:value-type="string" calcext:value-type="string">
            <text:p>Cardin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OR ALL CARDERs!!!!!!!!!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use Stripe EU guide (how carding the easy way)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en a UK Issued Card with HUGE limits and FULL Features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Carding funds Visa Debitcard 3Vcard Version 1.0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arch engine get credit card details for you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UK Carder specific guide out.. BUY NOW!!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ollect Fullz off your cc's</text:p>
          </table:table-cell>
          <table:table-cell office:value-type="string" calcext:value-type="string">
            <text:p>Carding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 Megapack] [Carding, Fraud, Hacking, Be safe] MUST HAVE!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can I find a good and working CC&gt;Anon CC or BTC guide?</text:p>
          </table:table-cell>
          <table:table-cell office:value-type="string" calcext:value-type="string">
            <text:p>Carding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irwox Carding/paypal guide for bitcoins Fresh method!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On HOW TO HACK CREDIT CARDS, BANK LOGINS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elp i <text:s/>carded with no security set up</text:p>
          </table:table-cell>
          <table:table-cell office:value-type="string" calcext:value-type="string">
            <text:p>Car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LTIMATE Carding Website -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urn your cvv into fullz[$15][VOUCHED]</text:p>
          </table:table-cell>
          <table:table-cell office:value-type="string" calcext:value-type="string">
            <text:p>Card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Rolex Watches UK special... most wanted and requested guide!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virtual carding?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KIMMING GUIDE - Easily</text:p>
          </table:table-cell>
          <table:table-cell office:value-type="string" calcext:value-type="string">
            <text:p>Card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buy carding guide 5$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for Newbies!</text:p>
          </table:table-cell>
          <table:table-cell office:value-type="string" calcext:value-type="string">
            <text:p>Carding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#]*99$*[#]Easiest CVV to PayPal Guide[#]*99$*[#]</text:p>
          </table:table-cell>
          <table:table-cell office:value-type="string" calcext:value-type="string">
            <text:p>Carding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almart Account + Carding Guide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HOW TO LOAD YOUR POLISH VISA CARD IBAN WITH BTc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ee priv8 cardable websites list + method</text:p>
          </table:table-cell>
          <table:table-cell office:value-type="string" calcext:value-type="string">
            <text:p>Cardin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utch marktplaat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carding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use CVV on Instore for High End Physical Carding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ginner's CVV -&gt; bank tutorial - original content - MonkeyBusiness</text:p>
          </table:table-cell>
          <table:table-cell office:value-type="string" calcext:value-type="string">
            <text:p>Carding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bies Quickstart Guide to Carding ($10)!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arter pack: 23 sites that require no cv number and 3 cards.</text:p>
          </table:table-cell>
          <table:table-cell office:value-type="string" calcext:value-type="string">
            <text:p>Cardin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to IBAN, my new tutorial. Vouched/Reviewed</text:p>
          </table:table-cell>
          <table:table-cell office:value-type="string" calcext:value-type="string">
            <text:p>Carding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es carding with a Linux OS instead of Windows raise fraud flags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terested in getting your own Polish IBAN Cards? Learn How.</text:p>
          </table:table-cell>
          <table:table-cell office:value-type="string" calcext:value-type="string">
            <text:p>Cardin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e loaded prepaid debit cards</text:p>
          </table:table-cell>
          <table:table-cell office:value-type="string" calcext:value-type="string">
            <text:p>Card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+1000 Cardable sites list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ver 1500+ Cardable Sites + BONUS CC Cashout Methods</text:p>
          </table:table-cell>
          <table:table-cell office:value-type="string" calcext:value-type="string">
            <text:p>Carding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-STORE CARDING ---- ASK YOUR QUESTIONS---n00b help-- EXPERT HER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*** Direct CC to IBAN method [WORLDWIDE]</text:p>
          </table:table-cell>
          <table:table-cell office:value-type="string" calcext:value-type="string">
            <text:p>Carding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WITH USA CC TO WORLDWIDE DROPs!!!!!!!!! :D</text:p>
          </table:table-cell>
          <table:table-cell office:value-type="string" calcext:value-type="string">
            <text:p>Cardin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Cardin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Carder Dream all-in-one listing for beginners</text:p>
          </table:table-cell>
          <table:table-cell office:value-type="string" calcext:value-type="string">
            <text:p>Cardin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safely? Tor enough?</text:p>
          </table:table-cell>
          <table:table-cell office:value-type="string" calcext:value-type="string">
            <text:p>Carding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C/GUIDES(UK/EU/USA)(NoNVBV?AVS?=$10) CHEAP!! BYPASS VBV+BILLING=SHIP</text:p>
          </table:table-cell>
          <table:table-cell office:value-type="string" calcext:value-type="string">
            <text:p>Carding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Begginners John Lewis Carding Package - Â£500/DAY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y irish carders here looking for a guide 4 carding one4all vouchers?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otecting against card fraud</text:p>
          </table:table-cell>
          <table:table-cell office:value-type="string" calcext:value-type="string">
            <text:p>Carding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| CC 2 Iban |</text:p>
          </table:table-cell>
          <table:table-cell office:value-type="string" calcext:value-type="string">
            <text:p>Carding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iPads: Guaranteed To Make You Thousands!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toys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n working Fullz or cc</text:p>
          </table:table-cell>
          <table:table-cell office:value-type="string" calcext:value-type="string">
            <text:p>Cardin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yso <text:s/>CVV to BTC/IBAN instant legit??</text:p>
          </table:table-cell>
          <table:table-cell office:value-type="string" calcext:value-type="string">
            <text:p>Carding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is the best setup for carding?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rking CC to BTC Method - 07/14 Tested! Only $50 USD</text:p>
          </table:table-cell>
          <table:table-cell office:value-type="string" calcext:value-type="string">
            <text:p>Carding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and France western union carding method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in store CANADA dumps carding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keep bank account from being frozen?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**VERSION 4** Carding Gude by Infamous ATO Alpha02 **VERSION 4**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 carded keys</text:p>
          </table:table-cell>
          <table:table-cell office:value-type="string" calcext:value-type="string">
            <text:p>Cardi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rperate CC's with 1k+ Balance Guaranteed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dentify AMEX Platinum/Gold without ever doing a BIN lookup</text:p>
          </table:table-cell>
          <table:table-cell office:value-type="string" calcext:value-type="string">
            <text:p>Card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ed some cash, can you recommend me a guide about carding?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Are The Best Guide(s) Available for New/Semi-New Carders?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(Help Needed) Chaining Socks5 with Tor for first carding attempt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tels. Card expensive hotels and avoid chargebacks.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Cardable polish iban generator (pekao) <text:s/>-75%</text:p>
          </table:table-cell>
          <table:table-cell office:value-type="string" calcext:value-type="string">
            <text:p>Cardin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[$$$]Credit Card To Cash [Guide]</text:p>
          </table:table-cell>
          <table:table-cell office:value-type="string" calcext:value-type="string">
            <text:p>Card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â²â®â² 50 + Carding Tutorials &amp; Guides 2014 (BEST ON THE MARKET) â²â®â²**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&gt;Vouched&lt; Get AMAZON GIFT CARDS W/ OUT CC, SE, OR PAYING SO EASY!!!</text:p>
          </table:table-cell>
          <table:table-cell office:value-type="string" calcext:value-type="string">
            <text:p>Cardi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k+ Words, Indepth, The Best Uk Carder Guide!! Tricks of the trade</text:p>
          </table:table-cell>
          <table:table-cell office:value-type="string" calcext:value-type="string">
            <text:p>Cardi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ULTIMATE CARDING SCIENCE SEPt. 2014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ice on carding setup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do this carding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Carding Setup? <text:s/>Please Help!!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buy for sercurity / carding?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way to stay save in the carding business?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N LIST of UK Cards which can be VBV reset with ANY date of birth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rd-Star is a scam?</text:p>
          </table:table-cell>
          <table:table-cell office:value-type="string" calcext:value-type="string">
            <text:p>Carding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arded a Gaming Tower how to use it safely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At Home 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just using Tor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n Android Devices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s-&gt;PAYPAL FRESH TO THE MARKET</text:p>
          </table:table-cell>
          <table:table-cell office:value-type="string" calcext:value-type="string">
            <text:p>Carding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 Big Fraud and Carding pack, including recent carding sites list!</text:p>
          </table:table-cell>
          <table:table-cell office:value-type="string" calcext:value-type="string">
            <text:p>Carding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FFERENCE BETWEEN POLISH AND EU IBAN CARDS</text:p>
          </table:table-cell>
          <table:table-cell office:value-type="string" calcext:value-type="string">
            <text:p>Cardi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carding tutorials-- 1 per week---NEED requests --FREE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et Unlimited Credit Cards Method</text:p>
          </table:table-cell>
          <table:table-cell office:value-type="string" calcext:value-type="string">
            <text:p>Cardi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new credit cards approved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Guide Carding with Stripe for noobs (not USA)</text:p>
          </table:table-cell>
          <table:table-cell office:value-type="string" calcext:value-type="string">
            <text:p>Carding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do carders usually get busted?</text:p>
          </table:table-cell>
          <table:table-cell office:value-type="string" calcext:value-type="string">
            <text:p>Card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CARD ANY APPLE PRODUCT(without cc data)</text:p>
          </table:table-cell>
          <table:table-cell office:value-type="string" calcext:value-type="string">
            <text:p>Carding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n fraud charge -- instore carding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'm buying a burner laptop tomorrow for carding, i have questions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s anyone willing to re-ship "carded" items using collect+ (UK only)</text:p>
          </table:table-cell>
          <table:table-cell office:value-type="string" calcext:value-type="string">
            <text:p>Cardin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use a carded CC to buy bitcoins?</text:p>
          </table:table-cell>
          <table:table-cell office:value-type="string" calcext:value-type="string">
            <text:p>Cardin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phsyical or virtual carding more risky than other scams?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UK or US Carding &amp; Drop Tutor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bile Carding 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GUIDE how to card GOLD bullion UK</text:p>
          </table:table-cell>
          <table:table-cell office:value-type="string" calcext:value-type="string">
            <text:p>Car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ck of rare carding guides + Big List of Amex Platinum bins</text:p>
          </table:table-cell>
          <table:table-cell office:value-type="string" calcext:value-type="string">
            <text:p>Carding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/ CCs / eBay / Amazon / carding services &amp; more !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e Paid card in UK?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 By Gold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ate, or take a big runny steaming shit on my setup for carding???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view of Gold's "Private Carding Method"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2 shops <text:s/>CC -&gt; SIM -&gt; WebMoney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tup for a new carder</text:p>
          </table:table-cell>
          <table:table-cell office:value-type="string" calcext:value-type="string">
            <text:p>Cardin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imple secure Carding solution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RIPE GUIDE v1.0 (ONLY â¬20!)</text:p>
          </table:table-cell>
          <table:table-cell office:value-type="string" calcext:value-type="string">
            <text:p>Card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ers must HAVE! SELLING ONLY 2 COPIE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 Union Prepaid Card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to do before carding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to buy high value designer clothes using CVV</text:p>
          </table:table-cell>
          <table:table-cell office:value-type="string" calcext:value-type="string">
            <text:p>Cardin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ed products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table:number-columns-repeated="2"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cashout to western union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ff Android phon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sing tails and public wifi</text:p>
          </table:table-cell>
          <table:table-cell office:value-type="string" calcext:value-type="string">
            <text:p>Carding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lete carding guide-learn how to ATO-know secrets from the masters!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ood enough to card?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Sec First carding run - Review Pleas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commend a 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curity For Carders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and Security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Vs. USA Carding</text:p>
          </table:table-cell>
          <table:table-cell office:value-type="string" calcext:value-type="string">
            <text:p>Carding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irst Skimmer ^_^</text:p>
          </table:table-cell>
          <table:table-cell office:value-type="string" calcext:value-type="string">
            <text:p>Card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date: Mixers &amp; Cleaners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s, refunds, PP rings...anyone here?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tickey* IceManDan's Bitcoin cleaning process! (clean BTC to market)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s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id anyone use this mixer?</text:p>
          </table:table-cell>
          <table:table-cell office:value-type="string" calcext:value-type="string">
            <text:p>Cashing Ou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convert CC info to BTC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s sent to DNM without washin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YS TO CASH OUT BITCOINS ANONYMOUSLY</text:p>
          </table:table-cell>
          <table:table-cell office:value-type="string" calcext:value-type="string">
            <text:p>Cashing Ou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ist Of Working BTC Mixers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itcoins?</text:p>
          </table:table-cell>
          <table:table-cell office:value-type="string" calcext:value-type="string">
            <text:p>Cashing Ou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endor wants to know how to clean dirty money</text:p>
          </table:table-cell>
          <table:table-cell office:value-type="string" calcext:value-type="string">
            <text:p>Cashing O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Fo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ering Illicit Funds</text:p>
          </table:table-cell>
          <table:table-cell office:value-type="string" calcext:value-type="string">
            <text:p>Cashing Ou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itcoins with debit card or paypal account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heep Marketplace does NOT tumble bitcoi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 out Question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d anyone use this mixer? </text:p>
          </table:table-cell>
          <table:table-cell office:value-type="string" calcext:value-type="string">
            <text:p>Cashing Ou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to coin mixing service after the death of SharedSend?</text:p>
          </table:table-cell>
          <table:table-cell office:value-type="string" calcext:value-type="string">
            <text:p>Cashing Ou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RHH's Personal CCV Cashout Method</text:p>
          </table:table-cell>
          <table:table-cell office:value-type="string" calcext:value-type="string">
            <text:p>Cashing Out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&gt;&gt; BTC | Fresh US Fullz &amp; Socks &gt;&gt; BTC</text:p>
          </table:table-cell>
          <table:table-cell office:value-type="string" calcext:value-type="string">
            <text:p>Cashing Out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Guide</text:p>
          </table:table-cell>
          <table:table-cell office:value-type="string" calcext:value-type="string">
            <text:p>Cashing Out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PDATED] Yummy's CC&gt;BTC/Cashout Method + BONUS METHODS v 2.0</text:p>
          </table:table-cell>
          <table:table-cell office:value-type="string" calcext:value-type="string">
            <text:p>Cashing Out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Broom's Cashout Method    CC to Bank [$100] <text:s/>   2015 <text:s/>  </text:p>
          </table:table-cell>
          <table:table-cell office:value-type="string" calcext:value-type="string">
            <text:p>Cashing Ou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JungleMoney | CVV | PayPal | Neteller | BTC | [UPDATED]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CASHOUT USA BANK ACCOUNTS  CASHOUT USA HACKED ACCOUNTS  5k cashout  </text:p>
          </table:table-cell>
          <table:table-cell office:value-type="string" calcext:value-type="string">
            <text:p>Cashing Out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Money Cleansing Guide V2.0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orm dirty palpal cash to bitcoins without anything leading back?</text:p>
          </table:table-cell>
          <table:table-cell office:value-type="string" calcext:value-type="string">
            <text:p>Cashing Ou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2.0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C to BTC Method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WorldOpen] Paypal MyCash Guide v.1.0</text:p>
          </table:table-cell>
          <table:table-cell office:value-type="string" calcext:value-type="string">
            <text:p>Cashing Ou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MH9's CC/Dumps Cashout tutoring ***NEW METHOD***</text:p>
          </table:table-cell>
          <table:table-cell office:value-type="string" calcext:value-type="string">
            <text:p>Cashing Out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Latest cashout method|Now Providing the Prepaids Fully Activated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V -&gt; BITCOIN v2.0 ~ NO BULLSHIT [03/07/15 NEW &amp; WORKING]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5k USD/Week] Multi-Level Marketing 100% Clean Cashout [Multi-Vouched]</text:p>
          </table:table-cell>
          <table:table-cell office:value-type="string" calcext:value-type="string">
            <text:p>Cashing Out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ing and receiving UK high street bank accounts (NO DROP REQ)</text:p>
          </table:table-cell>
          <table:table-cell office:value-type="string" calcext:value-type="string">
            <text:p>Cashing Ou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IMPRESSIVE] Opening Bank Accounts | ONLY $75 â</text:p>
          </table:table-cell>
          <table:table-cell office:value-type="string" calcext:value-type="string">
            <text:p>Cashing Ou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3.1  âUPDATEâ VOUCHED by MH9</text:p>
          </table:table-cell>
          <table:table-cell office:value-type="string" calcext:value-type="string">
            <text:p>Cashing Ou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Cleaning out USA Bank Accounts   4-5k in 3 days per acc.  </text:p>
          </table:table-cell>
          <table:table-cell office:value-type="string" calcext:value-type="string">
            <text:p>Cashing Ou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recommend a reliable site that offers bitcoins to VCC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H9's F**K PayPal Guide Complete Solution V2.1 OUT NOW!!! FEB 2015</text:p>
          </table:table-cell>
          <table:table-cell office:value-type="string" calcext:value-type="string">
            <text:p>Cashing O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F**K PayPal Guide Complete Solution V2.0 OUT NOW!!!</text:p>
          </table:table-cell>
          <table:table-cell office:value-type="string" calcext:value-type="string">
            <text:p>Cashing O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to cash.</text:p>
          </table:table-cell>
          <table:table-cell office:value-type="string" calcext:value-type="string">
            <text:p>Cashing Ou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rldOpen &amp; Heinrichs MyCashout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rect CC-BTC tutoring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Method [10 Copies]</text:p>
          </table:table-cell>
          <table:table-cell office:value-type="string" calcext:value-type="string">
            <text:p>Cashing Out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linder's] how to use and cashout hacked paypal accounts *guide*</text:p>
          </table:table-cell>
          <table:table-cell office:value-type="string" calcext:value-type="string">
            <text:p>Cashing Out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mplete Paypal Setup/Cashout. 1k-4k per day. Same Day ROI VOUCHED</text:p>
          </table:table-cell>
          <table:table-cell office:value-type="string" calcext:value-type="string">
            <text:p>Cashing Out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| The Four Horsemen | Permanent Vacation CVV Cashout</text:p>
          </table:table-cell>
          <table:table-cell office:value-type="string" calcext:value-type="string">
            <text:p>Cashing Ou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METHOD] [$$$] Coin's guide from Fullz &amp; Skrill to BTC/WU! [$$$]</text:p>
          </table:table-cell>
          <table:table-cell office:value-type="string" calcext:value-type="string">
            <text:p>Cashing Ou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Cashout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[ Reviewed &amp; Vouched ]</text:p>
          </table:table-cell>
          <table:table-cell office:value-type="string" calcext:value-type="string">
            <text:p>Cashing Ou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 Paypal Method</text:p>
          </table:table-cell>
          <table:table-cell office:value-type="string" calcext:value-type="string">
            <text:p>Cashing Out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bitcoin blender a scam now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VOUCHED] $$$ CVV Cashing to iBan Guide $$$ 3k per week!</text:p>
          </table:table-cell>
          <table:table-cell office:value-type="string" calcext:value-type="string">
            <text:p>Cashing Ou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CASHOUT HACKED PAYPALS!!** No bank drop needed! CASHOUT TODAY! $$$$$</text:p>
          </table:table-cell>
          <table:table-cell office:value-type="string" calcext:value-type="string">
            <text:p>Cashing Out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cv with skrill easy -make 300$ ea CCV</text:p>
          </table:table-cell>
          <table:table-cell office:value-type="string" calcext:value-type="string">
            <text:p>Cashing Ou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xterMorganCVV's Premium Paypal Guide[40$] -FREE US FULL w.purchase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ing Paypal to BTC method</text:p>
          </table:table-cell>
          <table:table-cell office:value-type="string" calcext:value-type="string">
            <text:p>Cashing Out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aypal Doubling Service/Method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Cashout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2BTC 2015 SHOP No FAKE PROFIT ClaimsOld &amp; Trusted Vendor</text:p>
          </table:table-cell>
          <table:table-cell office:value-type="string" calcext:value-type="string">
            <text:p>Cashing Ou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 These Days To Use An ATM To Cashout?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Cash CC to BTC guide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Blackhat Paypal Pack</text:p>
          </table:table-cell>
          <table:table-cell office:value-type="string" calcext:value-type="string">
            <text:p>Cashing Ou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PAYPAL TO BTC (videos + tutos + software )***FULL PACK 2015***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Guide</text:p>
          </table:table-cell>
          <table:table-cell office:value-type="string" calcext:value-type="string">
            <text:p>Cashing Ou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- Vouched [ 0.3 BTC ] Newbie Friendly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open real bank accounts</text:p>
          </table:table-cell>
          <table:table-cell office:value-type="string" calcext:value-type="string">
            <text:p>Cashing Ou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The ScoobyJew Cashout [Limited time offer]</text:p>
          </table:table-cell>
          <table:table-cell office:value-type="string" calcext:value-type="string">
            <text:p>Cashing Ou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G - Paypal DOUBLEUP Guide - V1.0</text:p>
          </table:table-cell>
          <table:table-cell office:value-type="string" calcext:value-type="string">
            <text:p>Cashing Ou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Paypal Ninja <text:s/>How to Transfer from Hacked Paypal Accounts!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Amazon Mine &amp; The Starbucks Cashouts</text:p>
          </table:table-cell>
          <table:table-cell office:value-type="string" calcext:value-type="string">
            <text:p>Cashing Ou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ISTERBITCOIN's PAYPAL GUIDE - Transfers, middle mans, cash outs!!</text:p>
          </table:table-cell>
          <table:table-cell office:value-type="string" calcext:value-type="string">
            <text:p>Cashing Ou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£££StrattonOakmont's Amazon Cashout£££ <text:s text:c="2"/>Now only 50$</text:p>
          </table:table-cell>
          <table:table-cell office:value-type="string" calcext:value-type="string">
            <text:p>Cashing Ou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est Seller] [Exclusive] Donald Trumps Mega Cash Out v3.0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/VCC to BTC method! [HOT] [REVIEWED]</text:p>
          </table:table-cell>
          <table:table-cell office:value-type="string" calcext:value-type="string">
            <text:p>Cashing Out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tumbler/mixer?</text:p>
          </table:table-cell>
          <table:table-cell office:value-type="string" calcext:value-type="string">
            <text:p>Cashing Ou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gateway paradise CC cashout UPDATE!!</text:p>
          </table:table-cell>
          <table:table-cell office:value-type="string" calcext:value-type="string">
            <text:p>Cashing Out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/e-currency cashout Guide</text:p>
          </table:table-cell>
          <table:table-cell office:value-type="string" calcext:value-type="string">
            <text:p>Cashing Out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1/10]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2/10]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MonkeyBusiness 1-on-1 PayPal Tutoring</text:p>
          </table:table-cell>
          <table:table-cell office:value-type="string" calcext:value-type="string">
            <text:p>Cashing Ou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the grand paypal hustleâVouchedâ8* open spot`sâ100%working methodâ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&gt;Â§[VouchedByNancy]|Cashout PAYPAL to BTC |DECEMBER2014|OneEASYway|Â§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 (CLOSED)</text:p>
          </table:table-cell>
          <table:table-cell office:value-type="string" calcext:value-type="string">
            <text:p>Cashing Ou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</text:p>
          </table:table-cell>
          <table:table-cell office:value-type="string" calcext:value-type="string">
            <text:p>Cashing Ou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nics CC/PP to BTC Method ( 1.0 BTC per CC ) { SOLD OUT }</text:p>
          </table:table-cell>
          <table:table-cell office:value-type="string" calcext:value-type="string">
            <text:p>Cashing Out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ker Cashout Guide , VOUCHED</text:p>
          </table:table-cell>
          <table:table-cell office:value-type="string" calcext:value-type="string">
            <text:p>Cashing Out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BTC (clean) method (vouched)</text:p>
          </table:table-cell>
          <table:table-cell office:value-type="string" calcext:value-type="string">
            <text:p>Cashing Out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!!!!!!!!!!!!!!! <text:s/>CC-BTC ONLY 35$ FOR THE NEXT 24HRs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and PP&gt;BTC</text:p>
          </table:table-cell>
          <table:table-cell office:value-type="string" calcext:value-type="string">
            <text:p>Cashing Out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- Cash Out ANY Bank Account &amp; Make Killing w/ ACH Transfers</text:p>
          </table:table-cell>
          <table:table-cell office:value-type="string" calcext:value-type="string">
            <text:p>Cashing Ou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fog deposit never arrived</text:p>
          </table:table-cell>
          <table:table-cell office:value-type="string" calcext:value-type="string">
            <text:p>Cashing 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Yummy's CC to BTC Method [Temporary Closed]</text:p>
          </table:table-cell>
          <table:table-cell office:value-type="string" calcext:value-type="string">
            <text:p>Cashing Out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30 Cashing out CC's + Paypal + more(tons of cardable sites!!)</text:p>
          </table:table-cell>
          <table:table-cell office:value-type="string" calcext:value-type="string">
            <text:p>Cashing Out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 Oakmont's Cashout method [VOUCHED BY YASUO] *HALF PRICE 300$*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auf ANON oder AMAZON GUTSCHEINE, methode frisch!</text:p>
          </table:table-cell>
          <table:table-cell office:value-type="string" calcext:value-type="string">
            <text:p>Cashing Out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 - Bitcoin Mixing Service</text:p>
          </table:table-cell>
          <table:table-cell office:value-type="string" calcext:value-type="string">
            <text:p>Cashing Out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 Purchase The God of PayPal's Method â Transferred over $100K+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OOBS : Read This Before Buying Any CASH OUT METHOD here !!!</text:p>
          </table:table-cell>
          <table:table-cell office:value-type="string" calcext:value-type="string">
            <text:p>Cashing Ou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MONEY Obtain REAL high street BANK accounts, Credit card, Loan</text:p>
          </table:table-cell>
          <table:table-cell office:value-type="string" calcext:value-type="string">
            <text:p>Cashing Ou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rect CCV &gt; BTC ( Almost ) Copies left (2) Out of (5)</text:p>
          </table:table-cell>
          <table:table-cell office:value-type="string" calcext:value-type="string">
            <text:p>Cashing Out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ScoobyJew Cashout [SOLD OUT]</text:p>
          </table:table-cell>
          <table:table-cell office:value-type="string" calcext:value-type="string">
            <text:p>Cashing Out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fog problem!!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cashout methods available on Evo- 1-5K a week$open4business$</text:p>
          </table:table-cell>
          <table:table-cell office:value-type="string" calcext:value-type="string">
            <text:p>Cashing Out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cashout method to make you 4-5k a week(stillgoing)</text:p>
          </table:table-cell>
          <table:table-cell office:value-type="string" calcext:value-type="string">
            <text:p>Cashing Out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/MiddleMan Accounts Obtaining and CashOut Guide-MakiKaki</text:p>
          </table:table-cell>
          <table:table-cell office:value-type="string" calcext:value-type="string">
            <text:p>Cashing Out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PayPal 100% [CLEAN]</text:p>
          </table:table-cell>
          <table:table-cell office:value-type="string" calcext:value-type="string">
            <text:p>Cashing Out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keyBusiness APPENDIX - CVV to bank</text:p>
          </table:table-cell>
          <table:table-cell office:value-type="string" calcext:value-type="string">
            <text:p>Cashing Ou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IN (1-2DAYS)</text:p>
          </table:table-cell>
          <table:table-cell office:value-type="string" calcext:value-type="string">
            <text:p>Cashing Ou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StrattonOakmont Paypal Basics - Now 25$ Great Price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asy Cashout Guide:** CC -&gt; IBAN/PP **</text:p>
          </table:table-cell>
          <table:table-cell office:value-type="string" calcext:value-type="string">
            <text:p>Cashing Ou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â World Of Warcraft Cashout Method <text:s/>â â [UK][USA][WorldWide][5/5]</text:p>
          </table:table-cell>
          <table:table-cell office:value-type="string" calcext:value-type="string">
            <text:p>Cashing Out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Service? Edit: Altair is now making a guide on it</text:p>
          </table:table-cell>
          <table:table-cell office:value-type="string" calcext:value-type="string">
            <text:p>Cashing Out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**ONLY 2 LEFT** ] PAYPAYL to BTC/E-CURRENCY V.2.0 Make 500$ per PP</text:p>
          </table:table-cell>
          <table:table-cell office:value-type="string" calcext:value-type="string">
            <text:p>Cashing Ou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High Quality CC-&gt; BTC Method Experienced carders earn $1000/d</text:p>
          </table:table-cell>
          <table:table-cell office:value-type="string" calcext:value-type="string">
            <text:p>Cashing Out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BTC laundering/tumbler sites do you use?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PAYPAL VIDEO + 12 BONUS GUIDES - Passman - DO NOT BUY</text:p>
          </table:table-cell>
          <table:table-cell office:value-type="string" calcext:value-type="string">
            <text:p>Cashing Out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- Coinbase = Cashout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Vouched} UK Fullz CC - BT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way to cashout with CVV non AVS, recieve cash straight up</text:p>
          </table:table-cell>
          <table:table-cell office:value-type="string" calcext:value-type="string">
            <text:p>Cashing Out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lice investigation over paypal money</text:p>
          </table:table-cell>
          <table:table-cell office:value-type="string" calcext:value-type="string">
            <text:p>Cashing Ou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Gift Cards, Bitcoins and Amazon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UK Fullz cashout guide Â£2500 per week â SOLD OUT â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Simpleâ âElegantâ âCC-BTC Methodâ âBrand Newâ AVAILABLE NOW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PP - BTC - 100% Clean Funds Guide</text:p>
          </table:table-cell>
          <table:table-cell office:value-type="string" calcext:value-type="string">
            <text:p>Cashing Out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get a Triodos bank account never cashout with paypal again!</text:p>
          </table:table-cell>
          <table:table-cell office:value-type="string" calcext:value-type="string">
            <text:p>Cashing Out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unique CC --&gt; PP --&gt; BTC method. INTRO PRICE Â£25 for first 3 sales!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MITED OFFER: FRESH TUTORIAL: PP -&gt; BTC [5/5]</text:p>
          </table:table-cell>
          <table:table-cell office:value-type="string" calcext:value-type="string">
            <text:p>Cashing Ou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PayPal transfert by yourself ! BIG MONEY</text:p>
          </table:table-cell>
          <table:table-cell office:value-type="string" calcext:value-type="string">
            <text:p>Cashing Ou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ED] CC to BTC cashout guide.</text:p>
          </table:table-cell>
          <table:table-cell office:value-type="string" calcext:value-type="string">
            <text:p>Cashing Out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BRAND NEW 2015 CASHOUT, NO BANKS, Straight CC&gt;BTC, HALF PRICE SALE</text:p>
          </table:table-cell>
          <table:table-cell office:value-type="string" calcext:value-type="string">
            <text:p>Cashing Out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urity questions about BTC to Electrum to Evolution</text:p>
          </table:table-cell>
          <table:table-cell office:value-type="string" calcext:value-type="string">
            <text:p>Cashing Ou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ilon's CC TO BTC (Almost) method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"drug" money</text:p>
          </table:table-cell>
          <table:table-cell office:value-type="string" calcext:value-type="string">
            <text:p>Cashing Ou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Within 24hours!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launder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 BITCOIN WiTH CC [07/14] 99$ Offer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£Â£Â£ U.K Bank Transfer &amp; Paypal Transfer WW, Major money maker Guide Â£Â£</text:p>
          </table:table-cell>
          <table:table-cell office:value-type="string" calcext:value-type="string">
            <text:p>Cashing Ou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"How to cash out CC to PP" ***0.001BTC***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Cleaning method for dirty or semi-cleaned funds (PP/PP)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cc with several new options for cashout</text:p>
          </table:table-cell>
          <table:table-cell office:value-type="string" calcext:value-type="string">
            <text:p>Cashing Ou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GoldMine</text:p>
          </table:table-cell>
          <table:table-cell office:value-type="string" calcext:value-type="string">
            <text:p>Cashing Ou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Methods</text:p>
          </table:table-cell>
          <table:table-cell office:value-type="string" calcext:value-type="string">
            <text:p>Cashing Ou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Cashout v1.0</text:p>
          </table:table-cell>
          <table:table-cell office:value-type="string" calcext:value-type="string">
            <text:p>Cashing Ou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(Vouched)(Reviewed) BRAND NEW Method For Cashing CC to BTC!</text:p>
          </table:table-cell>
          <table:table-cell office:value-type="string" calcext:value-type="string">
            <text:p>Cashing Out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Limited* OneDirection's Tutorial Pack (CC-BTC/CC-PP/CC-IBAN)</text:p>
          </table:table-cell>
          <table:table-cell office:value-type="string" calcext:value-type="string">
            <text:p>Cashing Out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0.1 BTC] Altair's Cashout Method V3! [VOUCHED]</text:p>
          </table:table-cell>
          <table:table-cell office:value-type="string" calcext:value-type="string">
            <text:p>Cashing Out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your own free prepaid skril cards + pin Cashout up to $1000</text:p>
          </table:table-cell>
          <table:table-cell office:value-type="string" calcext:value-type="string">
            <text:p>Cashing Out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RAPED WHONIX LOL - How I cashout a wells fargo savings?</text:p>
          </table:table-cell>
          <table:table-cell office:value-type="string" calcext:value-type="string">
            <text:p>Cashing Ou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a CC to obtain BT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Official ScoobyJew Cashout Guide</text:p>
          </table:table-cell>
          <table:table-cell office:value-type="string" calcext:value-type="string">
            <text:p>Cashing Ou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Fog directly to Evo?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out method : needs some preparation, but get big amount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tuts review about Paypal Cash Out+ Full Video for purchaseing</text:p>
          </table:table-cell>
          <table:table-cell office:value-type="string" calcext:value-type="string">
            <text:p>Cashing Ou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Package 2.0 - AVAILABLE NOW</text:p>
          </table:table-cell>
          <table:table-cell office:value-type="string" calcext:value-type="string">
            <text:p>Cashing Out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est method 0.05 btc <text:s/>EU Fullz - &gt; btc . work June 2014</text:p>
          </table:table-cell>
          <table:table-cell office:value-type="string" calcext:value-type="string">
            <text:p>Cashing Ou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&gt; Electronics (iPhones, iPads, Samsung Galaxy, etc)</text:p>
          </table:table-cell>
          <table:table-cell office:value-type="string" calcext:value-type="string">
            <text:p>Cashing Ou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US bank Account</text:p>
          </table:table-cell>
          <table:table-cell office:value-type="string" calcext:value-type="string">
            <text:p>Cashing Ou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 Cashplus buisness accounts + guide to receive them. Ideal cashout</text:p>
          </table:table-cell>
          <table:table-cell office:value-type="string" calcext:value-type="string">
            <text:p>Cashing Out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Bitcoins With CC #Guide #1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INSTANT* Credit Card to Bitcoin [CC to BTC]</text:p>
          </table:table-cell>
          <table:table-cell office:value-type="string" calcext:value-type="string">
            <text:p>Cashing Out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ltimate Paypal Cashout Pack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Cashout Method Dec 2014</text:p>
          </table:table-cell>
          <table:table-cell office:value-type="string" calcext:value-type="string">
            <text:p>Cashing Ou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Method up to 1k daily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tell why Paypal ask me for security question?</text:p>
          </table:table-cell>
          <table:table-cell office:value-type="string" calcext:value-type="string">
            <text:p>Cashing Ou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ers</text:p>
          </table:table-cell>
          <table:table-cell office:value-type="string" calcext:value-type="string">
            <text:p>Cashing Ou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earn how to get you own semiclean funds at ease! Only 0.25 BTC</text:p>
          </table:table-cell>
          <table:table-cell office:value-type="string" calcext:value-type="string">
            <text:p>Cashing Ou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someone to cashout paypal to BTC for me!!!</text:p>
          </table:table-cell>
          <table:table-cell office:value-type="string" calcext:value-type="string">
            <text:p>Cashing Out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 bitcoin service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lling Gift Cards from home router</text:p>
          </table:table-cell>
          <table:table-cell office:value-type="string" calcext:value-type="string">
            <text:p>Cashing Ou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Instant BTC Cashout to IBAN Card for ATM Withdrawals</text:p>
          </table:table-cell>
          <table:table-cell office:value-type="string" calcext:value-type="string">
            <text:p>Cashing Out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or Man's Mixer {} Please Review {}</text:p>
          </table:table-cell>
          <table:table-cell office:value-type="string" calcext:value-type="string">
            <text:p>Cashing Ou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ople who don't tumble coins - Only under threat if LE seize servers?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tup check and btc laundering</text:p>
          </table:table-cell>
          <table:table-cell office:value-type="string" calcext:value-type="string">
            <text:p>Cashing Ou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ethod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place to store dirty coins long term?</text:p>
          </table:table-cell>
          <table:table-cell office:value-type="string" calcext:value-type="string">
            <text:p>Cashing 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PayPal Double The Money In Your Account w/o chargebacks FREE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¯ [NEW] Paypal To Bitcoin â¯ Cashing Out Guide! 0.1 BTC TODAY! 50%OFF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method/tips on cashing out cc?</text:p>
          </table:table-cell>
          <table:table-cell office:value-type="string" calcext:value-type="string">
            <text:p>Cashing Out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funds from hacked paypals GUIDE</text:p>
          </table:table-cell>
          <table:table-cell office:value-type="string" calcext:value-type="string">
            <text:p>Cashing Ou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+1 way to get Bitcoins for Credit Cards without uploading document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-&gt; CC method selling 5 only. Slow. $200</text:p>
          </table:table-cell>
          <table:table-cell office:value-type="string" calcext:value-type="string">
            <text:p>Cashing Out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i get the url`s off a few onion btc mixing service`s?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aster- CVV to PayPal+Paypal Stealth</text:p>
          </table:table-cell>
          <table:table-cell office:value-type="string" calcext:value-type="string">
            <text:p>Cashing Out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nd best Tutorials for cashout any CC</text:p>
          </table:table-cell>
          <table:table-cell office:value-type="string" calcext:value-type="string">
            <text:p>Cashing Out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/moneylaundering any advice needed!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ELL,WELL,WELL cc-BTC $$$$$$$$$$$ SPECIAL PROMO!!!!!!!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cashout / cc / eBay / Amazon / carded websites ....</text:p>
          </table:table-cell>
          <table:table-cell office:value-type="string" calcext:value-type="string">
            <text:p>Cashing Out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 Cashing out paypal Guide -</text:p>
          </table:table-cell>
          <table:table-cell office:value-type="string" calcext:value-type="string">
            <text:p>Cashing Out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FT REVIEW] mrwaterhand's Guide to Funding/Cashing Out PayPal</text:p>
          </table:table-cell>
          <table:table-cell office:value-type="string" calcext:value-type="string">
            <text:p>Cashing Out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Cashout CC to IBAN/ATM</text:p>
          </table:table-cell>
          <table:table-cell office:value-type="string" calcext:value-type="string">
            <text:p>Cashing Out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]Yasuo's Paypal Receiving/Cashing Out Guide v3.0</text:p>
          </table:table-cell>
          <table:table-cell office:value-type="string" calcext:value-type="string">
            <text:p>Cashing Out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0% Clean funds using your ps3, guide finally completed!</text:p>
          </table:table-cell>
          <table:table-cell office:value-type="string" calcext:value-type="string">
            <text:p>Cashing Ou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<text:s/>4 CC PAYPAL cashout â GOLDEN â methods - june 2014 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ternative to Cashout BTC</text:p>
          </table:table-cell>
          <table:table-cell office:value-type="string" calcext:value-type="string">
            <text:p>Cashing Out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Cashout Guides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cash out vbv cards?</text:p>
          </table:table-cell>
          <table:table-cell office:value-type="string" calcext:value-type="string">
            <text:p>Cashing Ou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g cashing out &amp; carding guides! ( escrow available )</text:p>
          </table:table-cell>
          <table:table-cell office:value-type="string" calcext:value-type="string">
            <text:p>Cashing Out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tcoin Fog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dow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issue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Laundry to deposit funds on Bank Account</text:p>
          </table:table-cell>
          <table:table-cell office:value-type="string" calcext:value-type="string">
            <text:p>Cashing Ou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Tumbling?</text:p>
          </table:table-cell>
          <table:table-cell office:value-type="string" calcext:value-type="string">
            <text:p>Cashing Ou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ANY MAJOR BANK LOG IN <text:s/>IN USA</text:p>
          </table:table-cell>
          <table:table-cell office:value-type="string" calcext:value-type="string">
            <text:p>Cashing Ou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</text:p>
          </table:table-cell>
          <table:table-cell office:value-type="string" calcext:value-type="string">
            <text:p>Cashing Ou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K FULLZ FOR PRO's</text:p>
          </table:table-cell>
          <table:table-cell office:value-type="string" calcext:value-type="string">
            <text:p>Cashing Out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&gt; BTC 100% working!!</text:p>
          </table:table-cell>
          <table:table-cell office:value-type="string" calcext:value-type="string">
            <text:p>Cashing Out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secure is MyCash to My Paypal</text:p>
          </table:table-cell>
          <table:table-cell office:value-type="string" calcext:value-type="string">
            <text:p>Cashing Ou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ry Service</text:p>
          </table:table-cell>
          <table:table-cell office:value-type="string" calcext:value-type="string">
            <text:p>Cashing Ou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on Android Emulator VirtualBox</text:p>
          </table:table-cell>
          <table:table-cell office:value-type="string" calcext:value-type="string">
            <text:p>Cashing Out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: what guide need to buy to start with?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 UK Cash Out Unburned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PIECAL OFFER cc&gt;bitcoin+2 USA fresh cc+free gift Â£22.50 1TIMEFOOLED</text:p>
          </table:table-cell>
          <table:table-cell office:value-type="string" calcext:value-type="string">
            <text:p>Cashing Out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eing shapshift.io as a btc mixer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.onion bitcoin mixing service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one used helix light as a bitcoin tumbler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e Mixers Important?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stralia - Convert Bitcoins to cash anonymously?</text:p>
          </table:table-cell>
          <table:table-cell office:value-type="string" calcext:value-type="string">
            <text:p>Cashing Ou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blenders?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Mixer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TC</text:p>
          </table:table-cell>
          <table:table-cell office:value-type="string" calcext:value-type="string">
            <text:p>Cashing Ou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Problem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to BTC</text:p>
          </table:table-cell>
          <table:table-cell office:value-type="string" calcext:value-type="string">
            <text:p>Cashing Out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Coin mixing service .. 0.5% and 0.001 BTC total in fees..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volution has an internal mixer for bitcoins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amous bitcoin mixers, lets talk...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itcoin / BITMIXER.IO - best solutio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itcoin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TC?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sted bitcoin mixer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BTC Mixer to use?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 with low fees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Mixers list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ing services links | REPORT TOPICS LIKE THAT ASAP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NT TRUST BTC MIXERS LIST BY LAUNDERMAN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: What's the Best Sort of Business to Set Up?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moving ink from cheques</text:p>
          </table:table-cell>
          <table:table-cell office:value-type="string" calcext:value-type="string">
            <text:p>Counterfeit Currenc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earn how to make counterfeit 20 notes [FULL GUIDE] for only â¬20!</text:p>
          </table:table-cell>
          <table:table-cell office:value-type="string" calcext:value-type="string">
            <text:p>Counterfeit Currenc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 will swap my â¬20 euro templates ( 200 euro value ) for some uk fullz</text:p>
          </table:table-cell>
          <table:table-cell office:value-type="string" calcext:value-type="string">
            <text:p>Counterfeit Currency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Would you be interested in learning how to make counterfeit £20 notes?</text:p>
          </table:table-cell>
          <table:table-cell office:value-type="string" calcext:value-type="string">
            <text:p>Counterfeit Currenc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2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5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VOUCHED] How to pass counterfeits /the right way/</text:p>
          </table:table-cell>
          <table:table-cell office:value-type="string" calcext:value-type="string">
            <text:p>Counterfeit Currenc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$100 counterfeit guide ebook and templates</text:p>
          </table:table-cell>
          <table:table-cell office:value-type="string" calcext:value-type="string">
            <text:p>Counterfeit Currency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100% FREE Jack2613's Ultimate Guide for counterfeiting Super Dollars</text:p>
          </table:table-cell>
          <table:table-cell office:value-type="string" calcext:value-type="string">
            <text:p>Counterfeit Currency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ounterfeiting money tutorial</text:p>
          </table:table-cell>
          <table:table-cell office:value-type="string" calcext:value-type="string">
            <text:p>Counterfeit Currenc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rdering counterfeit cash into ireland</text:p>
          </table:table-cell>
          <table:table-cell office:value-type="string" calcext:value-type="string">
            <text:p>Counterfeit Currenc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xchanging counterfeit cash</text:p>
          </table:table-cell>
          <table:table-cell office:value-type="string" calcext:value-type="string">
            <text:p>Counterfeit Currenc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OR SALE HIGH QUALITY DOLLAR BILLS EUROS,POUNDS AUTOMATIC SSD CHEMICAL</text:p>
          </table:table-cell>
          <table:table-cell office:value-type="string" calcext:value-type="string">
            <text:p>Counterfeit Currenc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est place to buy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 few brief questions on Bitcoin ATM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just droped 28%!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OFFICIAL BITCOIN PRICE THREAD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otally silly-ass newbie question regarding bitcoin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moving a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rashing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wyers should accept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hysical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ecurity - Another nail in the coff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down for maintenance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ustralian Bitcoin Company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Bitcoin An NSA Invention by NSA Developer Tatsuaki Okamoto? [CLEARNET LINK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ould I not have bought bitcoins today? 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next big thing after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uy bitcoins online instantly without going through bullshi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table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ing bitcoins to deepweb and what causing suspicions e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prices are fucking nuts to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't figure out how to pay for purchase with m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y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braxas 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you make a single Abraxas market purchase with combination dash /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ing bitcoins help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donÃ¬'t see my bitcoins in my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t withdraw B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 to Abraxas from Bitcoin ATM or LibertyX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 via Local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TCs thru localbitcoins-how to get them to here safely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nderstanding how Bitcoin work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spend my BTC her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Shuffle - It is your personal bitcoin mix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Paranoid Secure Storag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me BTC related safety questions for the expert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itcoins in Australia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jor BTC exchanges to BMR wallet advis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ning Tutorial (Newb // Advanc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arn yourself bitcoins by p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Bitcoin Stor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mess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get bitcoins on a anonym debit card lega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ransfer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.info banned IP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clie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in mtgox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Bitcoin Safley and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trezor (vault)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.com Security Concer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ying bitcoins of eb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TC mark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mediary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we do and what you should do to secure against Bitcoin Blockchain Analysi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u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'Conspiracy Theory' - Virtual Currency is NSA or CIA Projec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 RESEARCH ** BTC WALLETS 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phone verificati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Anyone know how to check a bunch of wallets at the same time for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Anonimcoin any good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-&gt;Tumbler-&gt;Evo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ster Bitcoins guide [10$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actually make BTC untrace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scamVOUCHED METHOD50$comin so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email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 btc with credit card, not fak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&amp; Sell BTC using anon vc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New] MULTIPLY YOUR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Scams, Tricks and Hustling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30+ BITCOINS MONTH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erify coinbase with phone number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ultisig Guide Using Electrum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is it possible to track bitcoin adress real owner? Or ip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ffline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often can you buy bitcoins without it being suspiciou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ilding a mining botnet || Private mining BIN || ''AUTOPILOT''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you buy BTC at the market price in UK?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he 1 dollar BTC Exploit Guide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Bitcoin Casino Exploit Working Method!! Easy Money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afely Sell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sending bitcoin straight to evo really a security risk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yrestorm's FREE bitcoin method! [0.4BTC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ccepting a different cryptocurrency --&gt; Dark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ke BTC Every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's ShareCoin Users Can Be Ientified, Says Security Exper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TC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BITCOIN ANONYMOUS - GOLDEN TUTORIAL 200 PAGEs â â â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10+ bitcoins monthly(revis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â1 Bitcoin $2OOâ¥à¸ªà¹ ï½ï½ï½ï¼ï½ï½ï½ï½ï½ï½ï¼ï½ï½ï½ â¥</text:p>
          </table:table-cell>
          <table:table-cell office:value-type="string" calcext:value-type="string">
            <text:p>Cryptocurrency – General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itcoin paymen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ddres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llet on USB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 Bitcoins via CashbyMail in europe 100%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ryptology Explain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nds stolen from my Evolutio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ecome anonymous buying bitcoi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safe is it to sell on localbitcoins regular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uy bitcoin saf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guide. free btc. guide vendors input need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rsistenc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bitcoin wallet do you use for maximum securit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 plans to accept Dark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bu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g amount of BTC - where to buy secur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Anonymity &amp; Securit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Not That Anonymous Aftera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idecha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tyliciuos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ing btc in au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large amounts of bitcoins?.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or Local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to evo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Users -Warning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nations and Blockchain transparency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etting paid in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go about buying bitcoins while leaving no trac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it safe to register with real infos on localbitcoins.com 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nding Bitcoins to online exchan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ared Coin - December Update</text:p>
          </table:table-cell>
          <table:table-cell office:value-type="string" calcext:value-type="string">
            <text:p>Cryptocurrency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haredcoin.com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to all Blockchain wallet user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are your experiences withdrawing after BTC to USD conversio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 Wallet for your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e there any laws which might apply to selling bitcoins for cash? [update: yes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Exchange Tradehill Pauses for Regulatory Reaso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luctuation and SR pric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rkcoin: Instant Transactions with InstantX!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ll BTC Secure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thdraw BTC secure to your walle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ther crypto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POLL: What percentage of all the circulating bitcoin is spent on Darknet site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arning: Localbitcoin trad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do you thihnk is the best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o is going to get one of these?? - Bitcoin Safe Hardwar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nion DDoS discussion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The best way of killing a laptop without a trace..</text:p>
          </table:table-cell>
          <table:table-cell office:value-type="string" calcext:value-type="string">
            <text:p>Digital Forensic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ssessing the forensic capabilities of law enforcement</text:p>
          </table:table-cell>
          <table:table-cell office:value-type="string" calcext:value-type="string">
            <text:p>Digital Forensic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Wiping a hard drive</text:p>
          </table:table-cell>
          <table:table-cell office:value-type="string" calcext:value-type="string">
            <text:p>Digital Forensic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f the police looks in my pc</text:p>
          </table:table-cell>
          <table:table-cell office:value-type="string" calcext:value-type="string">
            <text:p>Digital Forensic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ping Computer</text:p>
          </table:table-cell>
          <table:table-cell office:value-type="string" calcext:value-type="string">
            <text:p>Digital Forensic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Erasing mobile phone</text:p>
          </table:table-cell>
          <table:table-cell office:value-type="string" calcext:value-type="string">
            <text:p>Digital Forensic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ecurely Browsing The Darknet Via Isolated VM + Very Basic Forensics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BI Agents Doxxed</text:p>
          </table:table-cell>
          <table:table-cell office:value-type="string" calcext:value-type="string">
            <text:p>Dox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on't buy from this site you will be doxx.....</text:p>
          </table:table-cell>
          <table:table-cell office:value-type="string" calcext:value-type="string">
            <text:p>Dox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lying With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[[ T5 ]] NBOME VENDOR // LEGIT?!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Intel] Entrapment - Strategies for Prosecuting Drug cases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ossesion of an 8 Ball of MDMA, Best Legal Advice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oing drugs on camera and claiming they aren't drugs</text:p>
          </table:table-cell>
          <table:table-cell office:value-type="string" calcext:value-type="string">
            <text:p>Drugs – General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y are people not so cautious when talking about their drug habits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rade AAAA buds from top trusted vendor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putable and Trusted Canadian vendor of high grade medical marijuana 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<text:s/>$40/eigth Cubensis Mushrooms [USA to USA] </text:p>
          </table:table-cell>
          <table:table-cell office:value-type="string" calcext:value-type="string">
            <text:p>Drugs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PSEC Lessons from Xanax King &amp; Reddit (clearnet) Link</text:p>
          </table:table-cell>
          <table:table-cell office:value-type="string" calcext:value-type="string">
            <text:p>Drugs – Gener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lassware: where to find it.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role does Vitamin C play when used with an ecstasy trip?</text:p>
          </table:table-cell>
          <table:table-cell office:value-type="string" calcext:value-type="string">
            <text:p>Drugs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ethods to stop Police helicopters picking up infared light from grows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Friend's friend got busted for ordering 25g of weed from SR</text:p>
          </table:table-cell>
          <table:table-cell office:value-type="string" calcext:value-type="string">
            <text:p>Drugs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ide lsd trips at the airport</text:p>
          </table:table-cell>
          <table:table-cell office:value-type="string" calcext:value-type="string">
            <text:p>Drugs – Gener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aking prescription drugs into US</text:p>
          </table:table-cell>
          <table:table-cell office:value-type="string" calcext:value-type="string">
            <text:p>Drugs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ussie dmt sellers?</text:p>
          </table:table-cell>
          <table:table-cell office:value-type="string" calcext:value-type="string">
            <text:p>Drugs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ollow The Bitcoins: How We Got Busted Buying Drugs On Silk Road's</text:p>
          </table:table-cell>
          <table:table-cell office:value-type="string" calcext:value-type="string">
            <text:p>Drugs – General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hances of CD on small amounts of MDMA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USE CANNABIS ROAD AS A BUYER 1 (TOUR, MESSAGING, BASIC PGP INFO, WALLET)</text:p>
          </table:table-cell>
          <table:table-cell office:value-type="string" calcext:value-type="string">
            <text:p>Drugs – General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mportation of <text:s/>prescription only medications to the UK.</text:p>
          </table:table-cell>
          <table:table-cell office:value-type="string" calcext:value-type="string">
            <text:p>Drugs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with drug order..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itrous Oxide, Become your own nitrous mafia :)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bie help! Basic setup for just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eaking MDMA into a gig - advice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GUIDE] Create Verifiable Marijuana Recommendations BUY WEED LEGALLY!!</text:p>
          </table:table-cell>
          <table:table-cell office:value-type="string" calcext:value-type="string">
            <text:p>Drugs – Gener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Want CHEAP Guides? (Free Electricity, drugs? :)) ONLY $1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the odds of LSD being intercepted (EUtoUS) lower than most drugs?</text:p>
          </table:table-cell>
          <table:table-cell office:value-type="string" calcext:value-type="string">
            <text:p>Drugs – General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would one send cocaine to a lab for tests?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ops for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utions for 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possession.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st product to wash MBB</text:p>
          </table:table-cell>
          <table:table-cell office:value-type="string" calcext:value-type="string">
            <text:p>Drugs – Gener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lling drugs on instagram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rdering 4+ ounces of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10g Mephedrone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guy in Fresno, CA got indicted on drug charge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uyer's and Vendor's Guide To Internet Drug Dealing/Buying</text:p>
          </table:table-cell>
          <table:table-cell office:value-type="string" calcext:value-type="string">
            <text:p>Drugs – Gener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entanyl roxys But look exactly like A215s</text:p>
          </table:table-cell>
          <table:table-cell office:value-type="string" calcext:value-type="string">
            <text:p>Drugs – 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Drugs saftest way.. though world wide order</text:p>
          </table:table-cell>
          <table:table-cell office:value-type="string" calcext:value-type="string">
            <text:p>Drugs – Gener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Clean Up Those Drugs!!!!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a 99% safe way of purchasing illegal drugs from over seas?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shiiping to AUS from international</text:p>
          </table:table-cell>
          <table:table-cell office:value-type="string" calcext:value-type="string">
            <text:p>Drugs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rdering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5 UK Men Charged With Drug Offenses on Dark Web Forums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s Cannabis moves into a legas status in the US, how shold it be regulated?</text:p>
          </table:table-cell>
          <table:table-cell office:value-type="string" calcext:value-type="string">
            <text:p>Drugs – Gene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BC: <text:s/>War on illegal drugs failing, medical researchers warn</text:p>
          </table:table-cell>
          <table:table-cell office:value-type="string" calcext:value-type="string">
            <text:p>Drugs – General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place for psychedelic therapy ?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ops For Beginners: Why You May Or May Not Want To Use One?</text:p>
          </table:table-cell>
          <table:table-cell office:value-type="string" calcext:value-type="string">
            <text:p>Drugs – Gene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UG AND MEDICINE STORE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 POLICY REFORM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iperFox's SniperStore - Guides - Autoshop Invites - Flake Cocaine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K - DRUG Laws and Police procedure</text:p>
          </table:table-cell>
          <table:table-cell office:value-type="string" calcext:value-type="string">
            <text:p>Drugs – Gener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US May Be Turning the Corner on Drug Law</text:p>
          </table:table-cell>
          <table:table-cell office:value-type="string" calcext:value-type="string">
            <text:p>Drugs – Gener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research chemicals legal?</text:p>
          </table:table-cell>
          <table:table-cell office:value-type="string" calcext:value-type="string">
            <text:p>Drugs – Gene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Silk Road drug dealer pleads guilty (Digitalink)</text:p>
          </table:table-cell>
          <table:table-cell office:value-type="string" calcext:value-type="string">
            <text:p>Drugs – Gener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caine acetone washes (how to guide)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remove Levamisole and/or Ephedrine from your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Vouched] Step by step guide to homemade Cocaine.Tutorial,Sources&amp;Help</text:p>
          </table:table-cell>
          <table:table-cell office:value-type="string" calcext:value-type="string">
            <text:p>Drugs – Productio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MA Sythesis complete guide. Make your own mdma at home!</text:p>
          </table:table-cell>
          <table:table-cell office:value-type="string" calcext:value-type="string">
            <text:p>Drugs – Productio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A Production Guide [BarnCat &amp; SierraRomeo][$100]</text:p>
          </table:table-cell>
          <table:table-cell office:value-type="string" calcext:value-type="string">
            <text:p>Drugs – Producti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NOW Â£1.00!] Producing your own Steroids - HUGE PROFIT (VOUCHED)</text:p>
          </table:table-cell>
          <table:table-cell office:value-type="string" calcext:value-type="string">
            <text:p>Drugs – Producti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eth Synthesis Guide NEW Precursor cheap and unwatched! Available in b</text:p>
          </table:table-cell>
          <table:table-cell office:value-type="string" calcext:value-type="string">
            <text:p>Drugs – Produ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ginner's Guide To Making HEROIN</text:p>
          </table:table-cell>
          <table:table-cell office:value-type="string" calcext:value-type="string">
            <text:p>Drugs – Producti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omplete step by step tutorial on how to make home made MDMA.</text:p>
          </table:table-cell>
          <table:table-cell office:value-type="string" calcext:value-type="string">
            <text:p>Drugs – Productio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ASIEST WAY TO MAKE LSD (So simple, you can make it in your KITCHEN!)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elf Written LSD Synthesis <text:s/>By Dr.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Ragnar Benson books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get iPhones 6 for $150 - Private eBook</text:p>
          </table:table-cell>
          <table:table-cell office:value-type="string" calcext:value-type="string">
            <text:p>eBooks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xUnderTheSun | We are all journeying | eBooks, Music, Video &amp; more |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PECIAL DEAL! Pay $5, GET ALL OF MY EBOOKS!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REVIEWED][$25]EBOOK MEGA PACK OVER 5GB of HQ INFORMATION!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Ultimate Ebook Pack ââ200 EBOOKSââ -only $10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_light's cheap goodies* Guides/books/software for $10 or less!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$10] Swatting tutorial for worldwide</text:p>
          </table:table-cell>
          <table:table-cell office:value-type="string" calcext:value-type="string">
            <text:p>eBooks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How to start your own Amazon.com clean sales store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Book -- A Guide To Making Passive Income, very cheap atm!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FREE Security Guide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 just added a ton of guides/ebooks to my store, all for $0.50usd each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ver 120 Premium Money Making Ebooks Worth over $2500</text:p>
          </table:table-cell>
          <table:table-cell office:value-type="string" calcext:value-type="string">
            <text:p>eBooks – Oth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HE MONEY MANUAL. Most profitable/Informative+ Cheapest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Jolly Roger's Security Guide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| The Four Horsemen 2nd ed.| ladron2 | Blackhat Business Intelligence</text:p>
          </table:table-cell>
          <table:table-cell office:value-type="string" calcext:value-type="string">
            <text:p>eBooks – Technic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inking about selling ebooks, what security do I need?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romo Ebook Sql Tutorials</text:p>
          </table:table-cell>
          <table:table-cell office:value-type="string" calcext:value-type="string">
            <text:p>eBooks – Techn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Whore Guides Pics+VCWsâ</text:p>
          </table:table-cell>
          <table:table-cell office:value-type="string" calcext:value-type="string">
            <text:p>eWho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Scam or What?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pot a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can I print a fake check ?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Got access to an online bank account of a random guy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y account got phised! change your PWs!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cammer alert: C10Wn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elinimo <text:s/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NEW SCAM ATTEMPT ON MY SELLER ACCOUNT pls read backopy</text:p>
          </table:table-cell>
          <table:table-cell office:value-type="string" calcext:value-type="string">
            <text:p>Frau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y account got hacked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<text:s/>SCAM ATTEMPT</text:p>
          </table:table-cell>
          <table:table-cell office:value-type="string" calcext:value-type="string">
            <text:p>Frau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thdraman trying to phish BMR Accounts</text:p>
          </table:table-cell>
          <table:table-cell office:value-type="string" calcext:value-type="string">
            <text:p>Frau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is this fishing site or true site for Freedom Hosting?</text:p>
          </table:table-cell>
          <table:table-cell office:value-type="string" calcext:value-type="string">
            <text:p>Frau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hishing / Seller account hacked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ccount hacked?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lo88 FISHING SCAM!!! WARNING WARNING!!!</text:p>
          </table:table-cell>
          <table:table-cell office:value-type="string" calcext:value-type="string">
            <text:p>Fraud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PROFIT Get Anything You Want for FREE NO DROP | NO CARDING</text:p>
          </table:table-cell>
          <table:table-cell office:value-type="string" calcext:value-type="string">
            <text:p>Fra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PROFIT  Get Anything You Want for FREE [NO DROP | NO CARDING]</text:p>
          </table:table-cell>
          <table:table-cell office:value-type="string" calcext:value-type="string">
            <text:p>Fra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TO STEAL BITCOIN, no risk, no investment needed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 You Want To Be A Refund God? AMAZON,ASOS,ZAPPOS &amp; MORE Handbook V1</text:p>
          </table:table-cell>
          <table:table-cell office:value-type="string" calcext:value-type="string">
            <text:p>Frau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EGALLY Steal Money From The Bookies: $500/Day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Refunding Guide Version 2.0 UPDATED *Vouched* $$ *EASY* Â£Â£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ILD a WEBSITE (for fraud) + METHOD - PICTURE GUIDE **$100**</text:p>
          </table:table-cell>
          <table:table-cell office:value-type="string" calcext:value-type="string">
            <text:p>Fraud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drink/s at Starbucks EASY [How to]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r Alliance Gold Status for 2 Years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sic List of Amazon Excuses! Over 1000 Variations! $45</text:p>
          </table:table-cell>
          <table:table-cell office:value-type="string" calcext:value-type="string">
            <text:p>Frau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* Guaranteed*Ipad Air method &amp; site only *1 Copy left" $100</text:p>
          </table:table-cell>
          <table:table-cell office:value-type="string" calcext:value-type="string">
            <text:p>Frau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IRL] Get FREE PS4, XBOX ONE etc. (Limitless $ opportunity)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(100% working)How to get Microsoft Surface for FREE</text:p>
          </table:table-cell>
          <table:table-cell office:value-type="string" calcext:value-type="string">
            <text:p>Frau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 ANY bitcoin wallet(s)no further invest100%working-NOW 50$</text:p>
          </table:table-cell>
          <table:table-cell office:value-type="string" calcext:value-type="string">
            <text:p>Fraud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rder Stuff for Free! (no carding, easy) [vouched]</text:p>
          </table:table-cell>
          <table:table-cell office:value-type="string" calcext:value-type="string">
            <text:p>Fra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 ANY bitcoin wallet(s)no further invest100%working -ONLY 10$</text:p>
          </table:table-cell>
          <table:table-cell office:value-type="string" calcext:value-type="string">
            <text:p>Fraud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ULTIMATE GUIDE] Lokmann' detailed amazon refund guide</text:p>
          </table:table-cell>
          <table:table-cell office:value-type="string" calcext:value-type="string">
            <text:p>Fraud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00% Free Pizzas from Domino's - Reviewed, Vouched, 100% success rate!</text:p>
          </table:table-cell>
          <table:table-cell office:value-type="string" calcext:value-type="string">
            <text:p>Frau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<text:s/>Free Domino's Food ( Pizzas, sides, drinks etc! ) 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OS Refunds UK/US - Step By Step Guide - Full Support</text:p>
          </table:table-cell>
          <table:table-cell office:value-type="string" calcext:value-type="string">
            <text:p>Frau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et amazon giftcards as clean as posible!</text:p>
          </table:table-cell>
          <table:table-cell office:value-type="string" calcext:value-type="string">
            <text:p>Frau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s scam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Xbox One method burned? Not no more! 99% SUCCESS (VOUCHED)</text:p>
          </table:table-cell>
          <table:table-cell office:value-type="string" calcext:value-type="string">
            <text:p>Frau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- Victoria's Secret GIFT CARD FREE $50 or $100</text:p>
          </table:table-cell>
          <table:table-cell office:value-type="string" calcext:value-type="string">
            <text:p>Frau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thod on how to get Playstation 4 replacement console WORLDWIDE</text:p>
          </table:table-cell>
          <table:table-cell office:value-type="string" calcext:value-type="string">
            <text:p>Frau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a Free $100 Logitech Webcam [TESTED 1-06-15]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âFree iPhone/iPadâ No investment requiredâ[PRICE DROP]</text:p>
          </table:table-cell>
          <table:table-cell office:value-type="string" calcext:value-type="string">
            <text:p>Fraud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'm So Sick of Evolution's Fraud Related Guides &amp; Tutorial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oney from foodstamps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mazon Refund Scam+Methods for free Amazon gift cards!! Only $20!</text:p>
          </table:table-cell>
          <table:table-cell office:value-type="string" calcext:value-type="string">
            <text:p>Frau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 amazon refund service methods 100% guarantee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REVIEWED] TG's Refunder Guide - V1.0 **Repeat Refunding**</text:p>
          </table:table-cell>
          <table:table-cell office:value-type="string" calcext:value-type="string">
            <text:p>Frau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refun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ke money from foodstamps:) on sale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Oziyns Ultimate Amazon Refund Guide! [Only $65!!!]</text:p>
          </table:table-cell>
          <table:table-cell office:value-type="string" calcext:value-type="string">
            <text:p>Fraud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[REVIEWED] CrimeDB v1.1 - Ultimate Fraud (carder) Start-up Kit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curity Setup when using amazon refund metho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Vobinator's GODLY Guide to Clothing Sites Refunds!</text:p>
          </table:table-cell>
          <table:table-cell office:value-type="string" calcext:value-type="string">
            <text:p>Frau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ring mastergenius scam easy setup up for sale!first copy has discount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How To Get Free Stuff on eBay+More</text:p>
          </table:table-cell>
          <table:table-cell office:value-type="string" calcext:value-type="string">
            <text:p>Frau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Everything From Ebay For Free!!</text:p>
          </table:table-cell>
          <table:table-cell office:value-type="string" calcext:value-type="string">
            <text:p>Frau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â â£â£ (Ultimate !Private Fraud! Guides Collection) For Begginers â£â£ ââ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Get Anything for FREE ON AMAZONâ â â</text:p>
          </table:table-cell>
          <table:table-cell office:value-type="string" calcext:value-type="string">
            <text:p>Frau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UK/US] Bitcoin Scamming Guide $150BTC every HOUR!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rofessional Investment Scam Guide: FAST Tens of Thousands of Dollars!</text:p>
          </table:table-cell>
          <table:table-cell office:value-type="string" calcext:value-type="string">
            <text:p>Frau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to follow Lbc Scam for Us only 5 Copies</text:p>
          </table:table-cell>
          <table:table-cell office:value-type="string" calcext:value-type="string">
            <text:p>Frau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*UK Only. Pay 1 pound for any item at B&amp;Q [VERY EASY]***</text:p>
          </table:table-cell>
          <table:table-cell office:value-type="string" calcext:value-type="string">
            <text:p>Fr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ypal Chargeback [Tutorial] DOUBLE your $$</text:p>
          </table:table-cell>
          <table:table-cell office:value-type="string" calcext:value-type="string">
            <text:p>Frau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ax refund tutorial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ISCOUNT guide combo: poker chidumping and tax refund guide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Ebook] High reward scamming. Only 1 sale left at 0.1BTC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olen mac book air</text:p>
          </table:table-cell>
          <table:table-cell office:value-type="string" calcext:value-type="string">
            <text:p>Frau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&lt;&gt;Google Play Store-&lt;&gt; Refund Method 100% Working&lt;&gt;</text:p>
          </table:table-cell>
          <table:table-cell office:value-type="string" calcext:value-type="string">
            <text:p>Frau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K] Get FREE Dominos Pizza! [Free Samples]</text:p>
          </table:table-cell>
          <table:table-cell office:value-type="string" calcext:value-type="string">
            <text:p>Fraud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CQ Phisher</text:p>
          </table:table-cell>
          <table:table-cell office:value-type="string" calcext:value-type="string">
            <text:p>Frau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everything for 1euro/pound at tesco's self checkout IRE/UK only</text:p>
          </table:table-cell>
          <table:table-cell office:value-type="string" calcext:value-type="string">
            <text:p>Frau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PAYPAL FRAUD MEGAPACk â â â</text:p>
          </table:table-cell>
          <table:table-cell office:value-type="string" calcext:value-type="string">
            <text:p>Frau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HH] Become An Amazon Refunding GOD! (KNOW EVERYTHING ABOUT AMAZON)</text:p>
          </table:table-cell>
          <table:table-cell office:value-type="string" calcext:value-type="string">
            <text:p>Frau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* Amazon refunds/Others - guide (*for TCF members)</text:p>
          </table:table-cell>
          <table:table-cell office:value-type="string" calcext:value-type="string">
            <text:p>Frau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GUIDE] <text:s/>COMPLETELY LEGAL BANK FRAUD - only in poland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ring mastergenius scam easy setup up for sale!!first copy gets a -50$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ake festival tickets?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ogo Domino's Pizza!! FREE PIZZA!!! Buy One Get One FREE!</text:p>
          </table:table-cell>
          <table:table-cell office:value-type="string" calcext:value-type="string">
            <text:p>Frau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anything for free- 0.0001 BTC</text:p>
          </table:table-cell>
          <table:table-cell office:value-type="string" calcext:value-type="string">
            <text:p>Fraud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[$5] Get Xbox Live Gold Code(s) for FREE [Resell For PROFIT]</text:p>
          </table:table-cell>
          <table:table-cell office:value-type="string" calcext:value-type="string">
            <text:p>Frau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ns Physical Fraud Shop - Cashout guides, consultation and more</text:p>
          </table:table-cell>
          <table:table-cell office:value-type="string" calcext:value-type="string">
            <text:p>Fraud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- Cheque Fraud 101 -] (Catch me if you can ;-))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MY REVIEW] [ULTIMATE GUIDE] Lokmann' detailed amazon refunding</text:p>
          </table:table-cell>
          <table:table-cell office:value-type="string" calcext:value-type="string">
            <text:p>Frau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¦US Loan Fraud Guide $45â¦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with business address</text:p>
          </table:table-cell>
          <table:table-cell office:value-type="string" calcext:value-type="string">
            <text:p>Frau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e new accounts more likely to be scammed on her?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uto Loan Fraud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coin SCAMMING Guide - Scam up to 2000$ in BTC</text:p>
          </table:table-cell>
          <table:table-cell office:value-type="string" calcext:value-type="string">
            <text:p>Frau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matter's Amazon Refund guide - In depth detailed CHEAP!</text:p>
          </table:table-cell>
          <table:table-cell office:value-type="string" calcext:value-type="string">
            <text:p>Fraud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Takeaway Hungry House, Just Eat, Dominos and Curries Online UK UK</text:p>
          </table:table-cell>
          <table:table-cell office:value-type="string" calcext:value-type="string">
            <text:p>Frau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uide to free Xbox one or PS4.</text:p>
          </table:table-cell>
          <table:table-cell office:value-type="string" calcext:value-type="string">
            <text:p>Frau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ave I been scammed? For people from OZ</text:p>
          </table:table-cell>
          <table:table-cell office:value-type="string" calcext:value-type="string">
            <text:p>Frau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10 dollars from nearly anyone on the deepweb</text:p>
          </table:table-cell>
          <table:table-cell office:value-type="string" calcext:value-type="string">
            <text:p>Fraud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do any kind of fraud read now..Not kidding.</text:p>
          </table:table-cell>
          <table:table-cell office:value-type="string" calcext:value-type="string">
            <text:p>Fraud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H9's Noob2Pro Fraud Paradise Tutoring!!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samaBinFraudin Tax refund guide ( review &amp; experience )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YPAL FRAUD MEGaPaCK</text:p>
          </table:table-cell>
          <table:table-cell office:value-type="string" calcext:value-type="string">
            <text:p>Frau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hishing link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x refund guide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LOAN FRAUD GUIDE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!!! Beware !!! www.[i]*censored*[/i].com is SCAM !!!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aud from home?</text:p>
          </table:table-cell>
          <table:table-cell office:value-type="string" calcext:value-type="string">
            <text:p>Fraud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msnAmmo SCAMMER!!!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chuBCH9781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want to be scammed, then buy from a FE only listing!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JOIN MARKETS BEFORE EXIT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UST READ BEFORE BUYING - My Personal Guide To Avoid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RNING: Phishing links can steal your cookies</text:p>
          </table:table-cell>
          <table:table-cell office:value-type="string" calcext:value-type="string">
            <text:p>Frau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you say what? scammer or not?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RAR pass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mpiled hacking tools (Windows)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napbbs hacked again by snitch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nputs.io hacked</text:p>
          </table:table-cell>
          <table:table-cell office:value-type="string" calcext:value-type="string">
            <text:p>Hacking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raffickers using hackers to import drugs into major Europe ports</text:p>
          </table:table-cell>
          <table:table-cell office:value-type="string" calcext:value-type="string">
            <text:p>Hacking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assword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deepnet hack forums?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ount hacked ??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ethod to hack electricity network by connecting to the power line</text:p>
          </table:table-cell>
          <table:table-cell office:value-type="string" calcext:value-type="string">
            <text:p>Hacking – Gener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| FliP's Hacking Guides | Into the Black and Back Part 1</text:p>
          </table:table-cell>
          <table:table-cell office:value-type="string" calcext:value-type="string">
            <text:p>Hacking – General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 , make 9000 a month</text:p>
          </table:table-cell>
          <table:table-cell office:value-type="string" calcext:value-type="string">
            <text:p>Hacking – Gene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board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pack 30+ guides ($25)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5 ATM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asics of Hacking and Penetration Testing 2nd Updated Ed. (Aug 2013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china's alipay wallet tutorial .earn big money . Easy! Fast!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guide bundle|mysql injection|doxxing|botnets|pdf backdooring</text:p>
          </table:table-cell>
          <table:table-cell office:value-type="string" calcext:value-type="string">
            <text:p>Hacking – Genera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curing and hacking your router [GUIDE]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omeone has hacked my VENDOR account - SmileyPostman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airgapped boxe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 know the FattusCatteratus Vendor is a hacker - FE needs to be banned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 hacked an no help from support or admin</text:p>
          </table:table-cell>
          <table:table-cell office:value-type="string" calcext:value-type="string">
            <text:p>Hacking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Hacked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rticle: Hacker OPSEC with The Grugq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easy method to send a keylogger to anyone on facebook chat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void user themostsecrit : He sent me a download link to trojan/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Got a message from killermachine sending me a virus/trojan/keylogger.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Method to get UNLIMITED CLASH OF CLANS GEMS</text:p>
          </table:table-cell>
          <table:table-cell office:value-type="string" calcext:value-type="string">
            <text:p>Hacking – Mobi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VOUCHED**UK Mobile Phone Contracts Guide (iPhone-Samsung-HTC etc)</text:p>
          </table:table-cell>
          <table:table-cell office:value-type="string" calcext:value-type="string">
            <text:p>Hacking – Phreakin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toring sensitive data on sim cards</text:p>
          </table:table-cell>
          <table:table-cell office:value-type="string" calcext:value-type="string">
            <text:p>Hacking – Phreaki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mart Phone Number Verification..?</text:p>
          </table:table-cell>
          <table:table-cell office:value-type="string" calcext:value-type="string">
            <text:p>Hacking – Phreakin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What are anonymous sim cards exactly?</text:p>
          </table:table-cell>
          <table:table-cell office:value-type="string" calcext:value-type="string">
            <text:p>Hacking – Phreakin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rner Phones.</text:p>
          </table:table-cell>
          <table:table-cell office:value-type="string" calcext:value-type="string">
            <text:p>Hacking – Phreakin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around landline phone verification ? (UK)</text:p>
          </table:table-cell>
          <table:table-cell office:value-type="string" calcext:value-type="string">
            <text:p>Hacking – Phreakin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Confusion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 Factor Authentication workaround...</text:p>
          </table:table-cell>
          <table:table-cell office:value-type="string" calcext:value-type="string">
            <text:p>Hacking – Phreakin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nd factor authorization</text:p>
          </table:table-cell>
          <table:table-cell office:value-type="string" calcext:value-type="string">
            <text:p>Hacking – Phreaking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know how to setup a phone number?</text:p>
          </table:table-cell>
          <table:table-cell office:value-type="string" calcext:value-type="string">
            <text:p>Hacking – Phreak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/ Spoofing</text:p>
          </table:table-cell>
          <table:table-cell office:value-type="string" calcext:value-type="string">
            <text:p>Hacking – Phreaking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alternative ? thoughts?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ims and 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virtual cell phones services !! anoyone knows ??</text:p>
          </table:table-cell>
          <table:table-cell office:value-type="string" calcext:value-type="string">
            <text:p>Hacking – Phreaki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location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 and swapping SIMs</text:p>
          </table:table-cell>
          <table:table-cell office:value-type="string" calcext:value-type="string">
            <text:p>Hacking – Phreakin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got a ghost phone but how does the tracking work?</text:p>
          </table:table-cell>
          <table:table-cell office:value-type="string" calcext:value-type="string">
            <text:p>Hacking – Phreakin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IMEIs, talk to me</text:p>
          </table:table-cell>
          <table:table-cell office:value-type="string" calcext:value-type="string">
            <text:p>Hacking – Phreak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Burner Phone Security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{Revered Guide Maker} Vobinator's Master Guide to Cracking Sites</text:p>
          </table:table-cell>
          <table:table-cell office:value-type="string" calcext:value-type="string">
            <text:p>Hacking – Websit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acking into a website of a large and sophisticated organisation</text:p>
          </table:table-cell>
          <table:table-cell office:value-type="string" calcext:value-type="string">
            <text:p>Hacking – Websit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[VOUCHED]How to exploit Fiverr and make $400 a day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K Gaming Site Exploit - Make Â£60 - Â£120 An Hour (VOUCHED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Exploit 2 Onlline Casinos From Anywhere and Make $100 Per Hour+</text:p>
          </table:table-cell>
          <table:table-cell office:value-type="string" calcext:value-type="string">
            <text:p>Hacking – Websi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ke $100 a day on Twitter with very easy &amp; simple method! (GUIDE)</text:p>
          </table:table-cell>
          <table:table-cell office:value-type="string" calcext:value-type="string">
            <text:p>Hacking – Websit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Never Get Suspended/Limited From PayPal or eBay</text:p>
          </table:table-cell>
          <table:table-cell office:value-type="string" calcext:value-type="string">
            <text:p>Hacking – Websit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acebook adverts exploit</text:p>
          </table:table-cell>
          <table:table-cell office:value-type="string" calcext:value-type="string">
            <text:p>Hacking – Websit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vij Pro 1.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SSIVE $500/Day Adsens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Spotify Premium Account [LIFETIME+FREEBIES] Seller: DrawkwarD (Review)</text:p>
          </table:table-cell>
          <table:table-cell office:value-type="string" calcext:value-type="string">
            <text:p>Hacking – Websit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Havij help pleas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#@!CHEATING and Exploiting Online Casinos</text:p>
          </table:table-cell>
          <table:table-cell office:value-type="string" calcext:value-type="string">
            <text:p>Hacking – Websi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[SQLi]Selling 2 Vulnerable sites with shops[Cheap]</text:p>
          </table:table-cell>
          <table:table-cell office:value-type="string" calcext:value-type="string">
            <text:p>Hacking – Websi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elp facebook hi can anyone hack an old facebook i have ?</text:p>
          </table:table-cell>
          <table:table-cell office:value-type="string" calcext:value-type="string">
            <text:p>Hacking – Websit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a Facebook profil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imply wifi hack for MAC 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ing public wi-fi safety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-Fi connection, security question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Wifi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hotspots? Is It Safe or Not? Hows my current setup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cking wif password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uld someone please tell me how to hack a WPA2-PSK wifi password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-Lan Hacking programm Buying????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for any using public typ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fi hacker software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racking a wifi password on kali on virtualbox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Long Range WiFi Ability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Own wi-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ecur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Everyone says using a cracked WiFi &gt;** Where to start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Far Can a AWUS036H Alfa Wi-Fi adapter crack &amp; reach AP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method(s) for 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software to hack WPA2 wifi pas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If you were a high level target and you hacked wifi, how could they.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B dongle VS. Hacked Interne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ck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:D Lockpicking guide(noob friendly) only ***8$***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WARNING! Windows 7 - Datamining/Spyware embedded in OS!</text:p>
          </table:table-cell>
          <table:table-cell office:value-type="string" calcext:value-type="string">
            <text:p>Malware Authorshi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[GUIDE] Advanced How to Open Credit Lines + Square Cashout Bundle</text:p>
          </table:table-cell>
          <table:table-cell office:value-type="string" calcext:value-type="string">
            <text:p>Modifying Credit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Credit building credit cards tips and tricks â â â</text:p>
          </table:table-cell>
          <table:table-cell office:value-type="string" calcext:value-type="string">
            <text:p>Modifying Credi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 so I have.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a little help please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dgi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question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wl Post...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arting to worr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 Invite Codes:)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@nightcrawl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ch win or epic fail? 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lternate URL now available for market abraxasderinuupa.onio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posting 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question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Chang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ouble deleting old PM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 marke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ancel an order?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ompa lump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't find my orders...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admin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alize early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s currently down for maintenance.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cant't edit my review topic.....it has a strange titl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have forgotten my pin and i really do not wish to wait 2 weeks,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gotten Passwor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you need help? I can do it for you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out two orders at the same time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cleared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venantChil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tacting admin 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to Post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mplete Noob here...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New User Question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E Question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m'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ther newbie needs help!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s help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listing versus escrow listing <text:s/>(Seller is <text:s/>Listonishere )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ringville Utah man busted for ordering drugs from Amsterdam</text:p>
          </table:table-cell>
          <table:table-cell office:value-type="string" calcext:value-type="string">
            <text:p>Other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*Important* security tip for people looking to become vendors/sellers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neral Safety Advic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need an invite code to register then look no further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ndomizing fees (eg "1.4-1.6%" rather than 1.5%) both IN + OUT?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Bkill (aka USB killswitch)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ELETE ACCOUNT???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Yasuo's infamous $150 Paypal and Amazon guide for FREE!</text:p>
          </table:table-cell>
          <table:table-cell office:value-type="string" calcext:value-type="string">
            <text:p>Othe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st my pin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Development: Best Practices for Stability and Security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 Sort Of Security For A Seller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complete/declined orders?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Track 1 with Track 2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sing a tablet to order..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er agen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 for starting your own markets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ay save with payment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nk Statement Security Risk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roduction to the Security Forum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D creation</text:p>
          </table:table-cell>
          <table:table-cell office:value-type="string" calcext:value-type="string">
            <text:p>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Every guide for only 1â¬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happened to the Hub .onion forum?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-UP security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were the feds, what would your next move be?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rd drive safety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ople beware I got this in my tormail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needed: Contacted by the police, what to do?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ul Goodman (US)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is it safe ?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Daily M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body seen this site before?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veloping ass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is 'coffe'?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loading pics safety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Recommendation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rong security token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nable to confirm security token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movements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ndercover drugs police huddersfield</text:p>
          </table:table-cell>
          <table:table-cell office:value-type="string" calcext:value-type="string">
            <text:p>Other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lack list ??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is a major design flaw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one Ever been THREATENED by ME ?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er money problem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ty - question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patching user-friendly Linux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ty issu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ckopy may want to see this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.net invit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American Guide for Traveling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ddresses on fil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Jolly Roger's Security Guid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*CLEARNET WARNING* before links mean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NAVIGATE THE NEW CR AS A BUYER: Setting up an account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NAVIGATE THE NEW CR AS A BUYER: Listings and vendor's profiles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con dun goof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DOGE Balance After An Hour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not Read Message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ge Still not depositing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load image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beta accounts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ypothetical Ques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er/Vendor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edirec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ertising Rules - UPDATED 09/12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Transfer Service is Live!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PS4 WINNER ANNOUNCED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PREMIUM] Make $5K/month with PayPal! *FREE Fullz*</text:p>
          </table:table-cell>
          <table:table-cell office:value-type="string" calcext:value-type="string">
            <text:p>Othe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*****GODLY Amazon Guide [MostReviewedGuide][V2.0 OUT]*******[QDIPS]</text:p>
          </table:table-cell>
          <table:table-cell office:value-type="string" calcext:value-type="string">
            <text:p>Oth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MostReviewedGuide} GODLY Amazon Guide by Vobinator! Quad dips out!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,000 in 7 days Tutoring OR PAY NOTHING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ix light randomize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BEGINNER LEVEL*MLM Course Make 2-6K Per week*One on One teaching*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asiest Item's to Fence on Craigslist (~ $1000)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must read this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 about levels of securit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was the number one seller on BMR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cheap invite codes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question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LE do this?</text:p>
          </table:table-cell>
          <table:table-cell office:value-type="string" calcext:value-type="string">
            <text:p>Oth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p72 issues?</text:p>
          </table:table-cell>
          <table:table-cell office:value-type="string" calcext:value-type="string">
            <text:p>Oth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best guild you will evere find no the world!!! take over!!!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Dexters Drop Guide* NEW method ANONYMOUS</text:p>
          </table:table-cell>
          <table:table-cell office:value-type="string" calcext:value-type="string">
            <text:p>Oth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ix light randomize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TF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rry all Guide are all sold out sorry no more will be sold 50/50.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do you use to take notes?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30% Legendary Discoun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give me your opinion about this bad feedback</text:p>
          </table:table-cell>
          <table:table-cell office:value-type="string" calcext:value-type="string">
            <text:p>Oth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er questions on this set-up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um Deleting Adress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od enough?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good this setup?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sible Serious situation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W! A Marketplace that forces you to use the same nym on the Forums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ying too Keep it simple , SECURITY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.at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one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rattonOakmont's Ultimate Business Package [VOUCHED]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so bad about clearnet links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P Question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ST LE TROLLS HERE(must have facts)</text:p>
          </table:table-cell>
          <table:table-cell office:value-type="string" calcext:value-type="string">
            <text:p>Oth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ok?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check the reddit marketplace link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 How to make your own UK Fullz! --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 Greatest Advice EVER TOLD â â â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AD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 a real niqqa [free guide]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ierdole Stor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guide.Le creme de la creme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ecure now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e Free Free 100% Free!!!!!!!</text:p>
          </table:table-cell>
          <table:table-cell office:value-type="string" calcext:value-type="string">
            <text:p>Other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lution admins might want to look at this.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thod IS DEAD!</text:p>
          </table:table-cell>
          <table:table-cell office:value-type="string" calcext:value-type="string">
            <text:p>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... need to clean my phone ASAP</text:p>
          </table:table-cell>
          <table:table-cell office:value-type="string" calcext:value-type="string">
            <text:p>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people get caught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lease advice Stay safe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 Page Madnes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ke money on PC guide sold out, next money making guide inc guys:)</text:p>
          </table:table-cell>
          <table:table-cell office:value-type="string" calcext:value-type="string">
            <text:p>Oth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fesorhouse Review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snip*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sold thanks guys! Next guide to be released this week!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s - you are going to get busted unless you learn FIRST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niperFox's Introduction to Social Engineering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ellGuides -- New vendor on Evolu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kind of security setup should I use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deposit â¬20000+ to EVO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gal legit method to earn cash right at your PC - Only $20!!</text:p>
          </table:table-cell>
          <table:table-cell office:value-type="string" calcext:value-type="string">
            <text:p>Othe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azon Investigation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is person willies dickies <text:s/>is claiming to be reputable members onicq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Error! Could not login to this account"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le! Sale! Sale!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eryone should read this, to see how dumb DPR really was.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$$first one to guess what number im thinking!! ***WINNER PICKED***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fucked am I?! Need advice..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Holiday Sale][Reviewed] Vobinator's Guide Pack.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't believe everything you read on the forums...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 :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are a Newbie this is for you. 53 Guides</text:p>
          </table:table-cell>
          <table:table-cell office:value-type="string" calcext:value-type="string">
            <text:p>Oth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+ OTR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How you can make $30 with each Torrent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view my setup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checking before i do something stupi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fetime Income $280,000+ Annually</text:p>
          </table:table-cell>
          <table:table-cell office:value-type="string" calcext:value-type="string">
            <text:p>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Jolly Rogerâs Security Guid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most perfect I think...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ing Next accounts guide --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ME!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ternals Admin pak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jabber server to use 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do you use for security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s my opsec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ALENTINES day guide bundle sale[5$]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ultiple guides for sale !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to rip off change machines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p and running! Let's getrich together only $15 guide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 all noob needs advice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CONNECTION, CHEAP &amp; BEST Hro now on Evolutio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No Longer Available]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d i just get fucked over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nvesting and making a decent retur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o be closed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nux/Ubuntu question.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eful add-ons for firefox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s 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 odds....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 Newbie guide pack [2.5$]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ck in Business!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TM CAMERASs?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Guide sale, make tons of cash just running your PC!! $30-2 vouches!!</text:p>
          </table:table-cell>
          <table:table-cell office:value-type="string" calcext:value-type="string">
            <text:p>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ing cigar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bad 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initive guide on how to stay saf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xperiences with LE?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H9's AllInOne Live Learn Spend Guid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is best "scrubbing" software for Mac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BE A PERPETUAL TRAVELLEr â â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L-ONE!!!! SALE ON FIRST 5 COPIE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Anyone interested in music producing? âLeaked project filesâ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his could happen..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s please delete</text:p>
          </table:table-cell>
          <table:table-cell office:value-type="string" calcext:value-type="string">
            <text:p>Oth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Must Have]Your excuse + vacation. Buy it now! [Only for smart people]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ther Setup Thread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not use vendor "STACKCASH" rude, shit slow service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kinds of guides ! for newbies &amp; all Get in &amp; judge !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berty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, you are all infected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nd Security Teams Known Post Her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 reviews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iendly reminder for RDP user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vealing interview w. William Binney, just released!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deo jammer (blacks out CCTV cameras)</text:p>
          </table:table-cell>
          <table:table-cell office:value-type="string" calcext:value-type="string">
            <text:p>Oth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â FACEBOOK MANIAC GOLDEN PACk â â â</text:p>
          </table:table-cell>
          <table:table-cell office:value-type="string" calcext:value-type="string">
            <text:p>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Will Rogers Danger - Lenovo in troubl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rateâs Guide to TV &amp; Movies from the tube! $40, very detailed! Easy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voiding Cameras When Instor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 vendor fake trustworthy?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No vbv, Bin List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ene: Admin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 am frustration....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fucked are we?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stival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arn CIA Martial Arts And Remote Viewing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e please &gt;:3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ould i expect trouble with police?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ns!!! Lets put our heads togeth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8bkh2nbv Guide pack review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hanging useraccount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tips.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ld i make my oown laptop safe??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PLEASE!! will tip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ZY LAST DAY SALE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Delete]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mannybenitez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TopTut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[$60] Fyrestorm's "F*** THE SYSTEM"[Insurance scheme Method]</text:p>
          </table:table-cell>
          <table:table-cell office:value-type="string" calcext:value-type="string">
            <text:p>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10 will police look into it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 easy question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 few security questions that I need advise on...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strange request, but need you peoples help.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ªVouchedâª Stealing and breaking parts of a car to sell. 5 quid ono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most free guide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 i secure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king for reassurance or advice on the security measures I'm taking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 A PERPETUAL TRAVELLER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coming A Vendor ( Security Question )</text:p>
          </table:table-cell>
          <table:table-cell office:value-type="string" calcext:value-type="string">
            <text:p>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 Mod or Admin Help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dmin delete this thread</text:p>
          </table:table-cell>
          <table:table-cell office:value-type="string" calcext:value-type="string">
            <text:p>Oth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ing out at ATM</text:p>
          </table:table-cell>
          <table:table-cell office:value-type="string" calcext:value-type="string">
            <text:p>Other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rome to linux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ple of ques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do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 of order history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all of my computer history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 wrong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!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anyone...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uropean LE digit conference news releas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ternal Hard drive + virtualbox poblem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DING MOTHERS MAIDEN NAME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gerprints + EU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REAT LITTLE HEALTH SECRET. Boost your strength, intellect and be a...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s anyone used Collect+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irtualBox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sting.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safe is it to buy a macbook off Evolution?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free gas from a service station</text:p>
          </table:table-cell>
          <table:table-cell office:value-type="string" calcext:value-type="string">
            <text:p>Oth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am i saf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ith otr?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gnore, please delete if possible. Thanks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rared hat (blinds CCTV)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erested in Airmiles &amp; Hotel points to book my next holiday?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eresting question!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my current Opsec burnt?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 list of suspected LEs where we can report usernames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ere anything truly elementary I can follow?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link a fake Evolution url?</text:p>
          </table:table-cell>
          <table:table-cell office:value-type="string" calcext:value-type="string">
            <text:p>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method safe?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?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oke of the da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sting will be removed.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ive USB 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st Loca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ple browser tabs</text:p>
          </table:table-cell>
          <table:table-cell office:value-type="string" calcext:value-type="string">
            <text:p>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 with linux.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ed Help with my setup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 on cookies..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 some virtual machine help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pre-first-purchas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regarding standard security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e-Boot Authenticatio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te my security please...</text:p>
          </table:table-cell>
          <table:table-cell office:value-type="string" calcext:value-type="string">
            <text:p>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 enough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nta is sorr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ing a method on here (UK guys)</text:p>
          </table:table-cell>
          <table:table-cell office:value-type="string" calcext:value-type="string">
            <text:p>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rious advice wanted..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 up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ix Figure Solo Seller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martphone/ computer advic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body know what code is this and how i can turn it to text ?</text:p>
          </table:table-cell>
          <table:table-cell office:value-type="string" calcext:value-type="string">
            <text:p>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ing ov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tesmann Vendor Review Thread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yinglow, asking for help on Digital Downloads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Cappuccino Method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is is for reviews and discussion of DrPlatypus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o low security setup?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 Ca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buntu problems booting from USB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endor Security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rtual Machines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uld this be secure enough?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[Setting up Vendor Security]--- How To?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&amp; 4g dongle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dongle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word of caution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on possible transaction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 iPad setup.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Can Help Me 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d strange stuff happening after dealing /w a shady vendor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ve experienec with disney or tix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interesting in writing a full detail setup of DD-WRT?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original Silk Road vendor NOD's sentence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ware of feds pretending to be trolls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ing airline ticke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someone explain this?</text:p>
          </table:table-cell>
          <table:table-cell office:value-type="string" calcext:value-type="string">
            <text:p>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tell me why please?????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ces of actually getting caugh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feedback after Finalizing Early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eap laptop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e get a noob friendly tutorial!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aring various security setup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s parts that i can recycle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rontations with L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 me double post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stroy my ex boss and take all his money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: Helix is fine. I just can't access it, please ignore.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le Sharing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aked Out!!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OM THE CLEAR BLUE SKYs...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Fund my Research(Intelligently)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ive me Feedback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lden Fro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erase topics on evo ?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LE could identify u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he FBI busted Silk Road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ow to download safely?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out of this funny situtation?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nd a lot of e-mails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esting top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esting Rea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plausible deniability still an option in this situation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a good security?</text:p>
          </table:table-cell>
          <table:table-cell office:value-type="string" calcext:value-type="string">
            <text:p>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considered tumbling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etup Safe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t's that time of the yea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 proble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so u know and be safe!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abel 400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ptop Brand for Linux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 Alert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ques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veCD'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curity is enough 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 feedback wanted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Evolution from Agora have some concerns..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this.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Sorta Question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vm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n a scale of 1-10 how fucked am I?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 post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setup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Vending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nswered, please delete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ognizing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le #1. never sig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I be worried? Opinions and feedback appreciated.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 this Day Came..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Help Before Cops are near me!!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obscure security questions.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s for improvements would be appreciated.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rgent 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link that prompt me for login info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bout this...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se...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 you thinks about these setup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is a neutral forum?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about security Newbie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for a frien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uld you be worried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Zodiac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NEW VENDOR REGISTRA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PLACING AN ORDER ON PANACEA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<text:s/>Suggestions to Hydr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A background on Evolution Marketplace" by the_avid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nice place to sta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NVITE LINKS - STOP THE MADNESS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AB - Friendly reminder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deactivated?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DMIN Help plz!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ready content with staff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LPHABAY / ABRAXAS INVITE INSID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 Experts and Badbio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wntime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PR's legal defense fund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escrow not being released please help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AO: HYDRA SUPPO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vailble for Vendor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eedback response'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matting my HDD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MOD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e ROSS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mail expert wanted. Pay well for woking help.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to reset my password!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erification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n us b saf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 resetting passwor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sting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handle police.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did got a message that i was banned and it was (fake)...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s it just me...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s talk about...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gin problems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stery message ^^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Vendors and FE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ucleus loading times..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help kriminale return account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search... and then research again!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y hello to one of your new mods IronMan406! ;)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ONLY AND TRUE GOD OF MAN KIND . MOHAMMAD CALLS JIHAD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Vending on Agora Marketplac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 rise again!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contact list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GP Help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nited nations should have used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AC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creating PGP key</text:p>
          </table:table-cell>
          <table:table-cell office:value-type="string" calcext:value-type="string">
            <text:p>PGP/GPG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happened to my TrueCrypt volume?</text:p>
          </table:table-cell>
          <table:table-cell office:value-type="string" calcext:value-type="string">
            <text:p>PGP/GP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Gpg4win and Kleopatra</text:p>
          </table:table-cell>
          <table:table-cell office:value-type="string" calcext:value-type="string">
            <text:p>PGP/GP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ying to add PGP key but getting "No PGP Key Found"</text:p>
          </table:table-cell>
          <table:table-cell office:value-type="string" calcext:value-type="string">
            <text:p>PGP/GPG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osx?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oal 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's your PGP of choice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out having to boot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reate PGP key, need email?</text:p>
          </table:table-cell>
          <table:table-cell office:value-type="string" calcext:value-type="string">
            <text:p>PGP/GPG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: Would Someone Be So Kind As To Send Me A Test PGP Message?</text:p>
          </table:table-cell>
          <table:table-cell office:value-type="string" calcext:value-type="string">
            <text:p>PGP/GPG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asic PGP Instructable for NEWBIES. ALL READ. Please Sticky!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- No longer secure</text:p>
          </table:table-cell>
          <table:table-cell office:value-type="string" calcext:value-type="string">
            <text:p>PGP/GP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s importing PGP keys?</text:p>
          </table:table-cell>
          <table:table-cell office:value-type="string" calcext:value-type="string">
            <text:p>PGP/GPG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. Error message using gpg4usb - help much appreciated</text:p>
          </table:table-cell>
          <table:table-cell office:value-type="string" calcext:value-type="string">
            <text:p>PGP/GPG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chain access problems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blackberry cellphones. How safe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ncryption options for mobile phones</text:p>
          </table:table-cell>
          <table:table-cell office:value-type="string" calcext:value-type="string">
            <text:p>PGP/GPG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GPG is no longer importing Public PGP Keys</text:p>
          </table:table-cell>
          <table:table-cell office:value-type="string" calcext:value-type="string">
            <text:p>PGP/GPG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Key links/resources</text:p>
          </table:table-cell>
          <table:table-cell office:value-type="string" calcext:value-type="string">
            <text:p>PGP/GPG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it possible to recreate my old PGP key using same password?</text:p>
          </table:table-cell>
          <table:table-cell office:value-type="string" calcext:value-type="string">
            <text:p>PGP/GPG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 Tutorial :D 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s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etting error on decrypting a pgp</text:p>
          </table:table-cell>
          <table:table-cell office:value-type="string" calcext:value-type="string">
            <text:p>PGP/GPG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iling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.G.P ugh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(Highly Recomended) Do not use AutoPGP</text:p>
          </table:table-cell>
          <table:table-cell office:value-type="string" calcext:value-type="string">
            <text:p>PGP/G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Signing: The Double Edge Sword</text:p>
          </table:table-cell>
          <table:table-cell office:value-type="string" calcext:value-type="string">
            <text:p>PGP/G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PGP enabled/disabled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 issues retrieving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private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and how to encrypt!</text:p>
          </table:table-cell>
          <table:table-cell office:value-type="string" calcext:value-type="string">
            <text:p>PGP/GPG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essaging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get PGP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keeps spacing.....help</text:p>
          </table:table-cell>
          <table:table-cell office:value-type="string" calcext:value-type="string">
            <text:p>PGP/GPG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Beginner in Learning pgp and Need Help</text:p>
          </table:table-cell>
          <table:table-cell office:value-type="string" calcext:value-type="string">
            <text:p>PGP/GPG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 - Pimp your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encrypted!?!?!?!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MR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's 512-qubit 'Skynet' quantum computer, how safe is encryption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you encrypt a usb stick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&lt;3.pm - heart.pm webbased, end2end encrypted messaging tool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s help me <text:s/>with public key.. i want to prove its myself !!</text:p>
          </table:table-cell>
          <table:table-cell office:value-type="string" calcext:value-type="string">
            <text:p>PGP/GP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 PGP encryption</text:p>
          </table:table-cell>
          <table:table-cell office:value-type="string" calcext:value-type="string">
            <text:p>PGP/GPG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sombody help me learn to do PGP with Tails ?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!! I need private keys from pgp4win</text:p>
          </table:table-cell>
          <table:table-cell office:value-type="string" calcext:value-type="string">
            <text:p>PGP/GP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Vs TrueCrypt pls help me : (</text:p>
          </table:table-cell>
          <table:table-cell office:value-type="string" calcext:value-type="string">
            <text:p>PGP/GPG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GP for windows guid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ntegrated PGP server side or client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Compromisable by Governments?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actice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/ PGP translat</text:p>
          </table:table-cell>
          <table:table-cell office:value-type="string" calcext:value-type="string">
            <text:p>PGP/GPG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s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voiding SHA-1 / Linux / GPG</text:p>
          </table:table-cell>
          <table:table-cell office:value-type="string" calcext:value-type="string">
            <text:p>PGP/G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ouble decrypting PGP from bungee admins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post from Back Flag user Apotheosis on PGP keys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GPG Tutorial</text:p>
          </table:table-cell>
          <table:table-cell office:value-type="string" calcext:value-type="string">
            <text:p>PGP/G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Your PGP/GPG Public Key has changed.</text:p>
          </table:table-cell>
          <table:table-cell office:value-type="string" calcext:value-type="string">
            <text:p>PGP/GPG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ng a USB drive</text:p>
          </table:table-cell>
          <table:table-cell office:value-type="string" calcext:value-type="string">
            <text:p>PGP/G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PG Linux</text:p>
          </table:table-cell>
          <table:table-cell office:value-type="string" calcext:value-type="string">
            <text:p>PGP/G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/PGP Windows/Linux</text:p>
          </table:table-cell>
          <table:table-cell office:value-type="string" calcext:value-type="string">
            <text:p>PGP/GPG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TrueCrypt Tutorial</text:p>
          </table:table-cell>
          <table:table-cell office:value-type="string" calcext:value-type="string">
            <text:p>PGP/GP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a PGP passphrase stop working?</text:p>
          </table:table-cell>
          <table:table-cell office:value-type="string" calcext:value-type="string">
            <text:p>PGP/GPG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needed! 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sues using the APG version of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PGP help please</text:p>
          </table:table-cell>
          <table:table-cell office:value-type="string" calcext:value-type="string">
            <text:p>PGP/GPG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ord of Warning -- All versions of PGP are NOT created equal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stCrypt Volume Encryption</text:p>
          </table:table-cell>
          <table:table-cell office:value-type="string" calcext:value-type="string">
            <text:p>PGP/G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as been compromised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covery of PGP Passphrase?</text:p>
          </table:table-cell>
          <table:table-cell office:value-type="string" calcext:value-type="string">
            <text:p>PGP/GPG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on a iphon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su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ace your PGP here and link to it in your sig!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ust I share my PGP key with other if I wanna send him an encrypted?</text:p>
          </table:table-cell>
          <table:table-cell office:value-type="string" calcext:value-type="string">
            <text:p>PGP/GPG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rror?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setting up Pgp on evo profile page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encyrpt/decrypt msgs on Tails?</text:p>
          </table:table-cell>
          <table:table-cell office:value-type="string" calcext:value-type="string">
            <text:p>PGP/GPG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ueCrypt development has ended 05/28/14</text:p>
          </table:table-cell>
          <table:table-cell office:value-type="string" calcext:value-type="string">
            <text:p>PGP/GP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import my pgp key?</text:p>
          </table:table-cell>
          <table:table-cell office:value-type="string" calcext:value-type="string">
            <text:p>PGP/GPG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ity - privnote -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 can't decrypt vendor's message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lly Encrypting Laptop?</text:p>
          </table:table-cell>
          <table:table-cell office:value-type="string" calcext:value-type="string">
            <text:p>PGP/G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Email GPG4USB</text:p>
          </table:table-cell>
          <table:table-cell office:value-type="string" calcext:value-type="string">
            <text:p>PGP/G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guy behind GPG is going broke</text:p>
          </table:table-cell>
          <table:table-cell office:value-type="string" calcext:value-type="string">
            <text:p>PGP/G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y noob to PGP help me practice!</text:p>
          </table:table-cell>
          <table:table-cell office:value-type="string" calcext:value-type="string">
            <text:p>PGP/GPG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inked Market and Forum ID's / PGP public keyservera -Safe?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rundown on using the GPG Suite for MAC ONLY</text:p>
          </table:table-cell>
          <table:table-cell office:value-type="string" calcext:value-type="string">
            <text:p>PGP/GP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the internal messaging system on Evo secure?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PG Subkeys + Encryption</text:p>
          </table:table-cell>
          <table:table-cell office:value-type="string" calcext:value-type="string">
            <text:p>PGP/GPG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do you guys use for PGP?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is the best most secure PGP/GPG software?</text:p>
          </table:table-cell>
          <table:table-cell office:value-type="string" calcext:value-type="string">
            <text:p>PGP/GPG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shing public key all over the net</text:p>
          </table:table-cell>
          <table:table-cell office:value-type="string" calcext:value-type="string">
            <text:p>PGP/GP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Client for Kali Linux?</text:p>
          </table:table-cell>
          <table:table-cell office:value-type="string" calcext:value-type="string">
            <text:p>PGP/G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ternative for true crypt</text:p>
          </table:table-cell>
          <table:table-cell office:value-type="string" calcext:value-type="string">
            <text:p>PGP/G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d/incorrect PGP signature from Tails!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you tell who encrpyted a PGP Message?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Online PGP creation for noobs!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ed Communication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tools the NSA couldn't crack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yption of shipping info question(don't need a tut, just a quick Q)</text:p>
          </table:table-cell>
          <table:table-cell office:value-type="string" calcext:value-type="string">
            <text:p>PGP/G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ver used GnuPG? Its author and maintainer is going broke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nuPG on Linux Mint - No GUI? Am I wrong?</text:p>
          </table:table-cell>
          <table:table-cell office:value-type="string" calcext:value-type="string">
            <text:p>PGP/G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PG in tails, free email without JS.</text:p>
          </table:table-cell>
          <table:table-cell office:value-type="string" calcext:value-type="string">
            <text:p>PGP/GP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uks encryption with a 25 characters password, enough to stop LE?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D5 Hashes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gachat encrypted VoIP, chat and email</text:p>
          </table:table-cell>
          <table:table-cell office:value-type="string" calcext:value-type="string">
            <text:p>PGP/G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ultisig.....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ver change a passphrase stoned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 pgp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using PGP for tracking number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and GCHQ stolen encryption keys from biggest SIM card manufacturer</text:p>
          </table:table-cell>
          <table:table-cell office:value-type="string" calcext:value-type="string">
            <text:p>PGP/GP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n TrueCrypt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Desktop... or something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Test</text:p>
          </table:table-cell>
          <table:table-cell office:value-type="string" calcext:value-type="string">
            <text:p>PGP/GPG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no signatures found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etup for Linux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Help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 Crypt hidden volume</text:p>
          </table:table-cell>
          <table:table-cell office:value-type="string" calcext:value-type="string">
            <text:p>PGP/G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utorial PGP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tails with VPN and how to do pgp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size PGP is best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dvice on vendor regarding gpg</text:p>
          </table:table-cell>
          <table:table-cell office:value-type="string" calcext:value-type="string">
            <text:p>PGP/GP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right, here we are again. I can't use my PGP key.</text:p>
          </table:table-cell>
          <table:table-cell office:value-type="string" calcext:value-type="string">
            <text:p>PGP/GPG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 Email Adress 4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orting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on Mac // help</text:p>
          </table:table-cell>
          <table:table-cell office:value-type="string" calcext:value-type="string">
            <text:p>PGP/GP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for linux giving me trouble installing.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problem</text:p>
          </table:table-cell>
          <table:table-cell office:value-type="string" calcext:value-type="string">
            <text:p>PGP/GP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ncrypt whole computer 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GPG Passphrase</text:p>
          </table:table-cell>
          <table:table-cell office:value-type="string" calcext:value-type="string">
            <text:p>PGP/GP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passphrase stopped working randomly please help</text:p>
          </table:table-cell>
          <table:table-cell office:value-type="string" calcext:value-type="string">
            <text:p>PGP/GPG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WITH TRUECRYPT (hidden volume)</text:p>
          </table:table-cell>
          <table:table-cell office:value-type="string" calcext:value-type="string">
            <text:p>PGP/GPG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guy...pgp help needed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bie, <text:s/>I need help with PGP! Urgent!</text:p>
          </table:table-cell>
          <table:table-cell office:value-type="string" calcext:value-type="string">
            <text:p>PGP/GPG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e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netimesecret instead of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mport Problem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 should we change?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linux?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essage burned to CD safe?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grams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 ..help</text:p>
          </table:table-cell>
          <table:table-cell office:value-type="string" calcext:value-type="string">
            <text:p>PGP/GPG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!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 tails newb question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tool vendors generator</text:p>
          </table:table-cell>
          <table:table-cell office:value-type="string" calcext:value-type="string">
            <text:p>PGP/GPG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thumb drive encryption.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curity of the private key data on encrypted computers</text:p>
          </table:table-cell>
          <table:table-cell office:value-type="string" calcext:value-type="string">
            <text:p>PGP/GP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- cant find public key</text:p>
          </table:table-cell>
          <table:table-cell office:value-type="string" calcext:value-type="string">
            <text:p>PGP/GPG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problem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idden Volume Corrupted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- question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1.0e</text:p>
          </table:table-cell>
          <table:table-cell office:value-type="string" calcext:value-type="string">
            <text:p>PGP/G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question (Beginner)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question.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encryption is everyone using now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program to use to encrypt hard drives?</text:p>
          </table:table-cell>
          <table:table-cell office:value-type="string" calcext:value-type="string">
            <text:p>PGP/G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TrueCrypt Encryption You Should Use?</text:p>
          </table:table-cell>
          <table:table-cell office:value-type="string" calcext:value-type="string">
            <text:p>PGP/GP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"Word of Warning â All versions of PGP are NOT created equally!"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[GUIDE] PGP With Tails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th0s' PGP for Noobies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itcoin private key</text:p>
          </table:table-cell>
          <table:table-cell office:value-type="string" calcext:value-type="string">
            <text:p>PGP/GP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ange PGP Password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nfirm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orced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Tools - PGP for Mac</text:p>
          </table:table-cell>
          <table:table-cell office:value-type="string" calcext:value-type="string">
            <text:p>PGP/GPG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reat PGP instructions for OSX, Linux and Windoze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uide for the PGP tool preinstalled in TAILS (with screenshots)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TO: gpg4usb step by step guide for Windows &amp; Linux</text:p>
          </table:table-cell>
          <table:table-cell office:value-type="string" calcext:value-type="string">
            <text:p>PGP/GP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arn PGP...no excuses!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UCLEUS PGP TUTORIAL GPG4USB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utlaw Market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- A COMPLETE GUID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and description required for registration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club - Practice for noobs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??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key here</text:p>
          </table:table-cell>
          <table:table-cell office:value-type="string" calcext:value-type="string">
            <text:p>PGP/GPG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Public key here so you can link to it.</text:p>
          </table:table-cell>
          <table:table-cell office:value-type="string" calcext:value-type="string">
            <text:p>PGP/GPG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UBLIC KEYS HERE AND LINK TO THEM!</text:p>
          </table:table-cell>
          <table:table-cell office:value-type="string" calcext:value-type="string">
            <text:p>PGP/GP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PGP Login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tepSmith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not working anymore.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E PGP WHEN YOU PRIVATE MSG PEOPLE!!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your PGP Key to keep Safe!</text:p>
          </table:table-cell>
          <table:table-cell office:value-type="string" calcext:value-type="string">
            <text:p>PGP/GPG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to do about a buyer that does not pgp their address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ed email adresses and passwords... </text:p>
          </table:table-cell>
          <table:table-cell office:value-type="string" calcext:value-type="string">
            <text:p>Resources – Contact Lis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ull US head shop list 2013, human verified - MonkeyBusine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git Passport seller from uk ?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USA new "Enhanced Driver's License" = RFID Tracking/Mark of the Beas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w can i find out someone's SSN number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 â Guide on obtaining ID with person holding it â â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Get anyones SSN and DOB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Drivers License Lookup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ake ID Guide+50 U.S Temps+US Passport Temp+SSN Temp+Barcode softwa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VOUCHED!] ORIGINAL Austrian ID - Guide ( incl. Citizenship copy)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Listings (Guides and Full Uk Driving Licenses) More listings to co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ooking for the best guides for creating ID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e fake driving license to real on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ing your age on your passport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BUY REAL FAKE DOCS/PASSPORT/ID CARD/DR.LIC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D proof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GUIDE] Five Insane Traffic Methods</text:p>
          </table:table-cell>
          <table:table-cell office:value-type="string" calcext:value-type="string">
            <text:p>SE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using a return address not is not local, is this safe?</text:p>
          </table:table-cell>
          <table:table-cell office:value-type="string" calcext:value-type="string">
            <text:p>Transportation/Stealt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stuck in customs - how do you get caugt?</text:p>
          </table:table-cell>
          <table:table-cell office:value-type="string" calcext:value-type="string">
            <text:p>Transportation/Stealt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uk</text:p>
          </table:table-cell>
          <table:table-cell office:value-type="string" calcext:value-type="string">
            <text:p>Transportation/Stealt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Parcel stopped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ith bad stealth should be banned</text:p>
          </table:table-cell>
          <table:table-cell office:value-type="string" calcext:value-type="string">
            <text:p>Transportation/Stealt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chedule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advice me for method of send the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eat a controlled delivery!! MUST READ!!!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mazon gift cards - how do you mail the actual goods to yourself?</text:p>
          </table:table-cell>
          <table:table-cell office:value-type="string" calcext:value-type="string">
            <text:p>Transportation/Stealt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gh risk countries to import from?</text:p>
          </table:table-cell>
          <table:table-cell office:value-type="string" calcext:value-type="string">
            <text:p>Transportation/Steal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elivery Options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icking up package at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ing Home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, received an empty envelope!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eiving Packages Safely </text:p>
          </table:table-cell>
          <table:table-cell office:value-type="string" calcext:value-type="string">
            <text:p>Transportation/Steal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se of a PMB(Private Mailbox) in a friends name? Tips etc?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Art of Smuggling (OVDB Production)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ing identifying information after product has been shipped.</text:p>
          </table:table-cell>
          <table:table-cell office:value-type="string" calcext:value-type="string">
            <text:p>Transportation/Steal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adian Postage Unmarked stamps...</text:p>
          </table:table-cell>
          <table:table-cell office:value-type="string" calcext:value-type="string">
            <text:p>Transportation/Stealt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filing postal packages VENDORS MUST READ</text:p>
          </table:table-cell>
          <table:table-cell office:value-type="string" calcext:value-type="string">
            <text:p>Transportation/Stealt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Phone</text:p>
          </table:table-cell>
          <table:table-cell office:value-type="string" calcext:value-type="string">
            <text:p>Transportation/Stealt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ail Forwarding services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CF delivered safely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printing postage online</text:p>
          </table:table-cell>
          <table:table-cell office:value-type="string" calcext:value-type="string">
            <text:p>Transportation/Steal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ce postal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t Candy in the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/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will Canada Customs (and others) do with a seized drug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Recieve A Package In Australia?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s not arriving. Need advice!</text:p>
          </table:table-cell>
          <table:table-cell office:value-type="string" calcext:value-type="string">
            <text:p>Transportation/Steal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to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s seized, should i be concerned</text:p>
          </table:table-cell>
          <table:table-cell office:value-type="string" calcext:value-type="string">
            <text:p>Transportation/Stealt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for amazon neccesary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ntainer45158 Anonymous U.S.A Drop Method/Exploit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a package safely ???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 UPDATED 1.2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/MAIL DROP TUTORIAL:USA UK EU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d my package get seized?</text:p>
          </table:table-cell>
          <table:table-cell office:value-type="string" calcext:value-type="string">
            <text:p>Transportation/Steal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keep your drug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{VOUCHED}****New Drop Guide**** (Fresh Idea)</text:p>
          </table:table-cell>
          <table:table-cell office:value-type="string" calcext:value-type="string">
            <text:p>Transportation/Stealt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drop</text:p>
          </table:table-cell>
          <table:table-cell office:value-type="string" calcext:value-type="string">
            <text:p>Transportation/Stealt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sign to pick up a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GUIDE] - How to get a UK drop for Letters &amp;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limited Drops, and of course the Best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tup: Questions and Ideas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anonymously recorded items UK</text:p>
          </table:table-cell>
          <table:table-cell office:value-type="string" calcext:value-type="string">
            <text:p>Transportation/Stealt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order to your home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ught by the cops and now being watched, advise???</text:p>
          </table:table-cell>
          <table:table-cell office:value-type="string" calcext:value-type="string">
            <text:p>Transportation/Steal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 International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ti-interception phones .... really ?</text:p>
          </table:table-cell>
          <table:table-cell office:value-type="string" calcext:value-type="string">
            <text:p>Transportation/Stealt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Dangerous lot number in Moisture barrier bags?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you make your parcels stealthier? (weed)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letter then helicopters. Being paranoid?</text:p>
          </table:table-cell>
          <table:table-cell office:value-type="string" calcext:value-type="string">
            <text:p>Transportation/Steal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NEW way to have an anonymous drop point 2015â â â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send mail with a fake return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ed empty box from "reputable" vendor, refusing to refund/reship</text:p>
          </table:table-cell>
          <table:table-cell office:value-type="string" calcext:value-type="string">
            <text:p>Transportation/Steal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receiving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holding package , freak out or not ?</text:p>
          </table:table-cell>
          <table:table-cell office:value-type="string" calcext:value-type="string">
            <text:p>Transportation/Stealth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DROP IDEA IN YEARS Works anywhere. Unlimited drops. . free. SAFE</text:p>
          </table:table-cell>
          <table:table-cell office:value-type="string" calcext:value-type="string">
            <text:p>Transportation/Stealth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Mail Document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Drops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ethod requirement for carded items - suggestion.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ikelihood of further investigation after a seized package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possibly seized UK?</text:p>
          </table:table-cell>
          <table:table-cell office:value-type="string" calcext:value-type="string">
            <text:p>Transportation/Stealt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Know your postman, remember his face well, UK</text:p>
          </table:table-cell>
          <table:table-cell office:value-type="string" calcext:value-type="string">
            <text:p>Transportation/Steal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from China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ty for personal use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reate your own drop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 be stealthy, or not to be stealthy,whats the best stealth shipping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 Shipping Procedure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"research chemical" package seized and reshipped</text:p>
          </table:table-cell>
          <table:table-cell office:value-type="string" calcext:value-type="string">
            <text:p>Transportation/Steal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the orders in Germany?</text:p>
          </table:table-cell>
          <table:table-cell office:value-type="string" calcext:value-type="string">
            <text:p>Transportation/Stealt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Trouble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o big for letterbox? What should I do..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hip priority without entering the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rvices - dont understand</text:p>
          </table:table-cell>
          <table:table-cell office:value-type="string" calcext:value-type="string">
            <text:p>Transportation/Stealt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ome questions on advice, for intresting idea in receiving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guide for setting up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 you think LE is collecting and monitoring buyer/drop addresses?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controlled in Holland but send to receiver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 Tracking = Real Security?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 inquiry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xperiences with intercepted shipments within West-EU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blems at the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send Priority Express Mail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-about shipments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oyal mail Â£1.11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2 packs show delivered however they are not there!! what to do please!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rrect address format for sending parcels in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UG VENDOR ... shipping ?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LE Proofing my 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verseas customs &amp; how it works if its stopped?</text:p>
          </table:table-cell>
          <table:table-cell office:value-type="string" calcext:value-type="string">
            <text:p>Transportation/Stealt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s the best way to open a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MBE Drop ID Check</text:p>
          </table:table-cell>
          <table:table-cell office:value-type="string" calcext:value-type="string">
            <text:p>Transportation/Stealt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'Smelly Parcel' -UK specific</text:p>
          </table:table-cell>
          <table:table-cell office:value-type="string" calcext:value-type="string">
            <text:p>Transportation/Stealt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UK] Payment fee - possible seizure?</text:p>
          </table:table-cell>
          <table:table-cell office:value-type="string" calcext:value-type="string">
            <text:p>Transportation/Stealt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100usd bounty regarding anonymous international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bout drop re-ship</text:p>
          </table:table-cell>
          <table:table-cell office:value-type="string" calcext:value-type="string">
            <text:p>Transportation/Stealth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vice what to do next after (domestic) order did not arrive</text:p>
          </table:table-cell>
          <table:table-cell office:value-type="string" calcext:value-type="string">
            <text:p>Transportation/Steal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ll this talk about using drops...</text:p>
          </table:table-cell>
          <table:table-cell office:value-type="string" calcext:value-type="string">
            <text:p>Transportation/Stealt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get drugs delivered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UK drop method for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track Shipping without raising flags?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ill=shi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lacklisted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TC with Paypal or safe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ro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?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idea for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me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are people handling larger shippments?</text:p>
          </table:table-cell>
          <table:table-cell office:value-type="string" calcext:value-type="string">
            <text:p>Transportation/Steal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print anonymous USPS shipping labels with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likely is it that LE will check your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pay for prepaid shipping label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drugs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stay anon with drop-reship?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 will pay you $50 in btc to teach me how to ship 4 oz weed</text:p>
          </table:table-cell>
          <table:table-cell office:value-type="string" calcext:value-type="string">
            <text:p>Transportation/Stealth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national 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Just got Love letter in my Box IN Germany</text:p>
          </table:table-cell>
          <table:table-cell office:value-type="string" calcext:value-type="string">
            <text:p>Transportation/Stealt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Being Searched Through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 Guide/Tips</text:p>
          </table:table-cell>
          <table:table-cell office:value-type="string" calcext:value-type="string">
            <text:p>Transportation/Stealth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S how to DO them, and NOT to do them.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man acting weird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a motion sensing device for my anonymous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how to ship 4 oz of weed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pening PO Box with fake ID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P.O box with real id?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Post Office Boxes?</text:p>
          </table:table-cell>
          <table:table-cell office:value-type="string" calcext:value-type="string">
            <text:p>Transportation/Steal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 due?!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iority Postage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P.O. Box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shipping weed &amp; priority stamps</text:p>
          </table:table-cell>
          <table:table-cell office:value-type="string" calcext:value-type="string">
            <text:p>Transportation/Stealth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 - Ship Issue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e packages an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shipping services - US to worldwide? (carded items)</text:p>
          </table:table-cell>
          <table:table-cell office:value-type="string" calcext:value-type="string">
            <text:p>Transportation/Stealt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AFEST WAY TO SHIP NOWDAYS ANY ADVICE WOULD BE APPRECIATED.......</text:p>
          </table:table-cell>
          <table:table-cell office:value-type="string" calcext:value-type="string">
            <text:p>Transportation/Stealt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nding US Mail with Or Current Resident text?</text:p>
          </table:table-cell>
          <table:table-cell office:value-type="string" calcext:value-type="string">
            <text:p>Transportation/Stealt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ment handling!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and Weapons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HIPPING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orldwid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igning for pakages</text:p>
          </table:table-cell>
          <table:table-cell office:value-type="string" calcext:value-type="string">
            <text:p>Transportation/Steal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ealth when shipping large vials</text:p>
          </table:table-cell>
          <table:table-cell office:value-type="string" calcext:value-type="string">
            <text:p>Transportation/Stealth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upplying tracking number to customer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Best Guide On Stealth Shipping - Guns, Drugs, Ever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<text:s/>Date moved to current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to UK order, Royal Mail want more money - Trap?</text:p>
          </table:table-cell>
          <table:table-cell office:value-type="string" calcext:value-type="string">
            <text:p>Transportation/Stealt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Customs letter?</text:p>
          </table:table-cell>
          <table:table-cell office:value-type="string" calcext:value-type="string">
            <text:p>Transportation/Stealt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A drop and reship service for newly issued CC</text:p>
          </table:table-cell>
          <table:table-cell office:value-type="string" calcext:value-type="string">
            <text:p>Transportation/Stealth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PS Has Shipped Two Packages to Return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slow processing?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come sign for something.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are your thoughts on shipping packages through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 stored in buyer notes?!</text:p>
          </table:table-cell>
          <table:table-cell office:value-type="string" calcext:value-type="string">
            <text:p>Transportation/Steal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anonymous P.O. Box (postbus)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Shipping w/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nymous Shipping???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ad P.O. box experiance!!! Careful!!!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lgium / Belgique Mail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USPS Money orders be traced?</text:p>
          </table:table-cell>
          <table:table-cell office:value-type="string" calcext:value-type="string">
            <text:p>Transportation/Stealt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ada expresspost tracking number not showing up. help!!!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fficulties getting an appropriate shipping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ncrypting Address on Order Form</text:p>
          </table:table-cell>
          <table:table-cell office:value-type="string" calcext:value-type="string">
            <text:p>Transportation/Stealt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t a red slip saying I got to sign for a parcel. Reason for concern?</text:p>
          </table:table-cell>
          <table:table-cell office:value-type="string" calcext:value-type="string">
            <text:p>Transportation/Steal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- Had to sign for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ding your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carefully seal and ship the marijuana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get tracking without entering post office or approacing desk?</text:p>
          </table:table-cell>
          <table:table-cell office:value-type="string" calcext:value-type="string">
            <text:p>Transportation/Stealt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afely order bulk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?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mporting drugs to a USPS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nternational order to UK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Shipping Hints, US to World Specifically..</text:p>
          </table:table-cell>
          <table:table-cell office:value-type="string" calcext:value-type="string">
            <text:p>Transportation/Stealt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rish Customs - Anyone had a love letter before?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mail Ca$h Internationally using DHL or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's talk about bags for stealth - mylar, MBB (moisture barrier bags)</text:p>
          </table:table-cell>
          <table:table-cell office:value-type="string" calcext:value-type="string">
            <text:p>Transportation/Stealt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from Postal Inspector</text:p>
          </table:table-cell>
          <table:table-cell office:value-type="string" calcext:value-type="string">
            <text:p>Transportation/Stealt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opened by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y post box is now open? UK</text:p>
          </table:table-cell>
          <table:table-cell office:value-type="string" calcext:value-type="string">
            <text:p>Transportation/Stealt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b question about billing/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OB ASKING: How do I ship to an anonymous address, what kind of...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bulk to home, po box, or private mail box.</text:p>
          </table:table-cell>
          <table:table-cell office:value-type="string" calcext:value-type="string">
            <text:p>Transportation/Stealth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es</text:p>
          </table:table-cell>
          <table:table-cell office:value-type="string" calcext:value-type="string">
            <text:p>Transportation/Steal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not turning up</text:p>
          </table:table-cell>
          <table:table-cell office:value-type="string" calcext:value-type="string">
            <text:p>Transportation/Steal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HELP. sent to wrong zip code. dont know what to do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t NL Shipping Question!!!</text:p>
          </table:table-cell>
          <table:table-cell office:value-type="string" calcext:value-type="string">
            <text:p>Transportation/Steal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post from a reputable store anonymously UK</text:p>
          </table:table-cell>
          <table:table-cell office:value-type="string" calcext:value-type="string">
            <text:p>Transportation/Stealt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ing a tracked shipment W/O signing for it.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st drugs to send 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ecurity and anonymity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 Romania..safe???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formation - bad to use a name - newbie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ternational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y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afety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/o Signatur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ith track &amp; trace without showing your face.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I choose tracked mail?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 provided immedia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- How to offer tracked delivery a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encrypted address in vendor notes!</text:p>
          </table:table-cell>
          <table:table-cell office:value-type="string" calcext:value-type="string">
            <text:p>Transportation/Stealt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Shipping Questions Pleas Help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now requires using a machine or employee for package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Priority Flat Rate Price Increase 9/8/14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ho put unencrypted tracking info on the order page</text:p>
          </table:table-cell>
          <table:table-cell office:value-type="string" calcext:value-type="string">
            <text:p>Transportation/Steal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don't vendors do ship drugs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bout visual inspection,and houw customs operate with suspicius pack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packages let through in order to build a case?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approach a letter from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is it possible to provide a tracking number for customers WITHOUT</text:p>
          </table:table-cell>
          <table:table-cell office:value-type="string" calcext:value-type="string">
            <text:p>Transportation/Steal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fulfillment services list (aka drop houses)</text:p>
          </table:table-cell>
          <table:table-cell office:value-type="string" calcext:value-type="string">
            <text:p>Transportation/Stealt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using postal office boxes versus personal mailing address.</text:p>
          </table:table-cell>
          <table:table-cell office:value-type="string" calcext:value-type="string">
            <text:p>Transportation/Stealth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a loose ounce to a politicians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Mode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THAT WORKS - DITCH THE PE FOOD GRADE VAC SEAL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/Seizure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delivered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 label/ship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Refuse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 Aussie gun listing AFP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ant to buy a gun? Ok first of all, give me your money and ill brb ;)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gun guide step by step guide to building your own BSP 9mm</text:p>
          </table:table-cell>
          <table:table-cell office:value-type="string" calcext:value-type="string">
            <text:p>Weaponry &amp; Explosiv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bout the guy who got busted buying suppressor and ppm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would <text:s/>LE trace a gun back to a seller?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id caught purchasing weapon on DW - Anyone knows anything about this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is Selling Guns Anon Style is So Complicated?</text:p>
          </table:table-cell>
          <table:table-cell office:value-type="string" calcext:value-type="string">
            <text:p>Weaponry &amp; Explosiv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ooking for Alprazolam Powder</text:p>
          </table:table-cell>
          <table:table-cell office:value-type="string" calcext:value-type="string">
            <text:p>Drugs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rypto Forum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Auto</text:p>
          </table:table-cell>
          <table:table-cell/>
          <table:table-cell table:style-name="ce3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table:formula="of:=COUNTIF([$'sorted-06-07-crypto'.B$1:.B$1048576];[.B4])" office:value-type="float" office:value="248" calcext:value-type="float">
            <text:p>248</text:p>
          </table:table-cell>
          <table:table-cell table:formula="of:=COUNTIF([$'sorted-06-07-crypto'.D$1:.D$1048576];[.B4])" office:value-type="float" office:value="338" calcext:value-type="float">
            <text:p>338</text:p>
          </table:table-cell>
          <table:table-cell/>
          <table:table-cell table:formula="of:=SUM([.D4]-[.C4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table:formula="of:=COUNTIF([$'sorted-06-07-crypto'.B$1:.B$1048576];[.B5])" office:value-type="float" office:value="4" calcext:value-type="float">
            <text:p>4</text:p>
          </table:table-cell>
          <table:table-cell table:formula="of:=COUNTIF([$'sorted-06-07-crypto'.D$1:.D$1048576];[.B5])" office:value-type="float" office:value="66" calcext:value-type="float">
            <text:p>66</text:p>
          </table:table-cell>
          <table:table-cell/>
          <table:table-cell table:formula="of:=SUM([.D5]-[.C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table:formula="of:=COUNTIF([$'sorted-06-07-crypto'.B$1:.B$1048576];[.B6])" office:value-type="float" office:value="107" calcext:value-type="float">
            <text:p>107</text:p>
          </table:table-cell>
          <table:table-cell table:formula="of:=COUNTIF([$'sorted-06-07-crypto'.D$1:.D$1048576];[.B6])" office:value-type="float" office:value="135" calcext:value-type="float">
            <text:p>135</text:p>
          </table:table-cell>
          <table:table-cell/>
          <table:table-cell table:formula="of:=SUM([.D6]-[.C6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table:formula="of:=COUNTIF([$'sorted-06-07-crypto'.B$1:.B$1048576];[.B7])" office:value-type="float" office:value="119" calcext:value-type="float">
            <text:p>119</text:p>
          </table:table-cell>
          <table:table-cell table:formula="of:=COUNTIF([$'sorted-06-07-crypto'.D$1:.D$1048576];[.B7])" office:value-type="float" office:value="140" calcext:value-type="float">
            <text:p>140</text:p>
          </table:table-cell>
          <table:table-cell/>
          <table:table-cell table:formula="of:=SUM([.D7]-[.C7]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table:formula="of:=COUNTIF([$'sorted-06-07-crypto'.B$1:.B$1048576];[.B8])" office:value-type="float" office:value="11" calcext:value-type="float">
            <text:p>11</text:p>
          </table:table-cell>
          <table:table-cell table:formula="of:=COUNTIF([$'sorted-06-07-crypto'.D$1:.D$1048576];[.B8])" office:value-type="float" office:value="25" calcext:value-type="float">
            <text:p>25</text:p>
          </table:table-cell>
          <table:table-cell/>
          <table:table-cell table:formula="of:=SUM([.D8]-[.C8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table:formula="of:=COUNTIF([$'sorted-06-07-crypto'.B$1:.B$1048576];[.B9])" office:value-type="float" office:value="13" calcext:value-type="float">
            <text:p>13</text:p>
          </table:table-cell>
          <table:table-cell table:formula="of:=COUNTIF([$'sorted-06-07-crypto'.D$1:.D$1048576];[.B9])" office:value-type="float" office:value="21" calcext:value-type="float">
            <text:p>21</text:p>
          </table:table-cell>
          <table:table-cell/>
          <table:table-cell table:formula="of:=SUM([.D9]-[.C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table:formula="of:=COUNTIF([$'sorted-06-07-crypto'.B$1:.B$1048576];[.B10])" office:value-type="float" office:value="21" calcext:value-type="float">
            <text:p>21</text:p>
          </table:table-cell>
          <table:table-cell table:formula="of:=COUNTIF([$'sorted-06-07-crypto'.D$1:.D$1048576];[.B10])" office:value-type="float" office:value="27" calcext:value-type="float">
            <text:p>27</text:p>
          </table:table-cell>
          <table:table-cell/>
          <table:table-cell table:formula="of:=SUM([.D10]-[.C10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table:formula="of:=COUNTIF([$'sorted-06-07-crypto'.B$1:.B$1048576];[.B11])" office:value-type="float" office:value="2" calcext:value-type="float">
            <text:p>2</text:p>
          </table:table-cell>
          <table:table-cell table:formula="of:=COUNTIF([$'sorted-06-07-crypto'.D$1:.D$1048576];[.B11])" office:value-type="float" office:value="7" calcext:value-type="float">
            <text:p>7</text:p>
          </table:table-cell>
          <table:table-cell/>
          <table:table-cell table:formula="of:=SUM([.D11]-[.C11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table:formula="of:=COUNTIF([$'sorted-06-07-crypto'.B$1:.B$1048576];[.B12])" office:value-type="float" office:value="0" calcext:value-type="float">
            <text:p>0</text:p>
          </table:table-cell>
          <table:table-cell table:formula="of:=COUNTIF([$'sorted-06-07-crypto'.D$1:.D$1048576];[.B12])" office:value-type="float" office:value="3" calcext:value-type="float">
            <text:p>3</text:p>
          </table:table-cell>
          <table:table-cell/>
          <table:table-cell table:formula="of:=SUM([.D12]-[.C1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table:formula="of:=COUNTIF([$'sorted-06-07-crypto'.B$1:.B$1048576];[.B13])" office:value-type="float" office:value="18" calcext:value-type="float">
            <text:p>18</text:p>
          </table:table-cell>
          <table:table-cell table:formula="of:=COUNTIF([$'sorted-06-07-crypto'.D$1:.D$1048576];[.B13])" office:value-type="float" office:value="20" calcext:value-type="float">
            <text:p>20</text:p>
          </table:table-cell>
          <table:table-cell/>
          <table:table-cell table:formula="of:=SUM([.D13]-[.C1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table:formula="of:=COUNTIF([$'sorted-06-07-crypto'.B$1:.B$1048576];[.B14])" office:value-type="float" office:value="7" calcext:value-type="float">
            <text:p>7</text:p>
          </table:table-cell>
          <table:table-cell table:formula="of:=COUNTIF([$'sorted-06-07-crypto'.D$1:.D$1048576];[.B14])" office:value-type="float" office:value="8" calcext:value-type="float">
            <text:p>8</text:p>
          </table:table-cell>
          <table:table-cell/>
          <table:table-cell table:formula="of:=SUM([.D14]-[.C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formula="of:=COUNTIF([$'sorted-06-07-crypto'.B$1:.B$1048576];[.B15])" office:value-type="float" office:value="0" calcext:value-type="float">
            <text:p>0</text:p>
          </table:table-cell>
          <table:table-cell table:formula="of:=COUNTIF([$'sorted-06-07-crypto'.D$1:.D$1048576];[.B15])" office:value-type="float" office:value="1" calcext:value-type="float">
            <text:p>1</text:p>
          </table:table-cell>
          <table:table-cell/>
          <table:table-cell table:formula="of:=SUM([.D15]-[.C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table:formula="of:=COUNTIF([$'sorted-06-07-crypto'.B$1:.B$1048576];[.B16])" office:value-type="float" office:value="1" calcext:value-type="float">
            <text:p>1</text:p>
          </table:table-cell>
          <table:table-cell table:formula="of:=COUNTIF([$'sorted-06-07-crypto'.D$1:.D$1048576];[.B16])" office:value-type="float" office:value="2" calcext:value-type="float">
            <text:p>2</text:p>
          </table:table-cell>
          <table:table-cell/>
          <table:table-cell table:formula="of:=SUM([.D16]-[.C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table:formula="of:=COUNTIF([$'sorted-06-07-crypto'.B$1:.B$1048576];[.B17])" office:value-type="float" office:value="2" calcext:value-type="float">
            <text:p>2</text:p>
          </table:table-cell>
          <table:table-cell table:formula="of:=COUNTIF([$'sorted-06-07-crypto'.D$1:.D$1048576];[.B17])" office:value-type="float" office:value="3" calcext:value-type="float">
            <text:p>3</text:p>
          </table:table-cell>
          <table:table-cell/>
          <table:table-cell table:formula="of:=SUM([.D17]-[.C1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formula="of:=COUNTIF([$'sorted-06-07-crypto'.B$1:.B$1048576];[.B18])" office:value-type="float" office:value="1" calcext:value-type="float">
            <text:p>1</text:p>
          </table:table-cell>
          <table:table-cell table:formula="of:=COUNTIF([$'sorted-06-07-crypto'.D$1:.D$1048576];[.B18])" office:value-type="float" office:value="1" calcext:value-type="float">
            <text:p>1</text:p>
          </table:table-cell>
          <table:table-cell/>
          <table:table-cell table:formula="of:=SUM([.D18]-[.C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formula="of:=COUNTIF([$'sorted-06-07-crypto'.B$1:.B$1048576];[.B19])" office:value-type="float" office:value="1" calcext:value-type="float">
            <text:p>1</text:p>
          </table:table-cell>
          <table:table-cell table:formula="of:=COUNTIF([$'sorted-06-07-crypto'.D$1:.D$1048576];[.B19])" office:value-type="float" office:value="1" calcext:value-type="float">
            <text:p>1</text:p>
          </table:table-cell>
          <table:table-cell/>
          <table:table-cell table:formula="of:=SUM([.D19]-[.C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formula="of:=COUNTIF([$'sorted-06-07-crypto'.B$1:.B$1048576];[.B20])" office:value-type="float" office:value="1" calcext:value-type="float">
            <text:p>1</text:p>
          </table:table-cell>
          <table:table-cell table:formula="of:=COUNTIF([$'sorted-06-07-crypto'.D$1:.D$1048576];[.B20])" office:value-type="float" office:value="1" calcext:value-type="float">
            <text:p>1</text:p>
          </table:table-cell>
          <table:table-cell/>
          <table:table-cell table:formula="of:=SUM([.D20]-[.C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formula="of:=COUNTIF([$'sorted-06-07-crypto'.B$1:.B$1048576];[.B21])" office:value-type="float" office:value="1" calcext:value-type="float">
            <text:p>1</text:p>
          </table:table-cell>
          <table:table-cell table:formula="of:=COUNTIF([$'sorted-06-07-crypto'.D$1:.D$1048576];[.B21])" office:value-type="float" office:value="1" calcext:value-type="float">
            <text:p>1</text:p>
          </table:table-cell>
          <table:table-cell/>
          <table:table-cell table:formula="of:=SUM([.D21]-[.C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table:formula="of:=COUNTIF([$'sorted-06-07-crypto'.B$1:.B$1048576];[.B22])" office:value-type="float" office:value="26" calcext:value-type="float">
            <text:p>26</text:p>
          </table:table-cell>
          <table:table-cell table:formula="of:=COUNTIF([$'sorted-06-07-crypto'.D$1:.D$1048576];[.B22])" office:value-type="float" office:value="25" calcext:value-type="float">
            <text:p>25</text:p>
          </table:table-cell>
          <table:table-cell/>
          <table:table-cell table:formula="of:=SUM([.D22]-[.C22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table:formula="of:=COUNTIF([$'sorted-06-07-crypto'.B$1:.B$1048576];[.B23])" office:value-type="float" office:value="2" calcext:value-type="float">
            <text:p>2</text:p>
          </table:table-cell>
          <table:table-cell table:formula="of:=COUNTIF([$'sorted-06-07-crypto'.D$1:.D$1048576];[.B23])" office:value-type="float" office:value="1" calcext:value-type="float">
            <text:p>1</text:p>
          </table:table-cell>
          <table:table-cell/>
          <table:table-cell table:formula="of:=SUM([.D23]-[.C23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formula="of:=COUNTIF([$'sorted-06-07-crypto'.B$1:.B$1048576];[.B24])" office:value-type="float" office:value="23" calcext:value-type="float">
            <text:p>23</text:p>
          </table:table-cell>
          <table:table-cell table:formula="of:=COUNTIF([$'sorted-06-07-crypto'.D$1:.D$1048576];[.B24])" office:value-type="float" office:value="22" calcext:value-type="float">
            <text:p>22</text:p>
          </table:table-cell>
          <table:table-cell/>
          <table:table-cell table:formula="of:=SUM([.D24]-[.C24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table:formula="of:=COUNTIF([$'sorted-06-07-crypto'.B$1:.B$1048576];[.B25])" office:value-type="float" office:value="1" calcext:value-type="float">
            <text:p>1</text:p>
          </table:table-cell>
          <table:table-cell table:formula="of:=COUNTIF([$'sorted-06-07-crypto'.D$1:.D$1048576];[.B25])" office:value-type="float" office:value="0" calcext:value-type="float">
            <text:p>0</text:p>
          </table:table-cell>
          <table:table-cell/>
          <table:table-cell table:formula="of:=SUM([.D25]-[.C25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formula="of:=COUNTIF([$'sorted-06-07-crypto'.B$1:.B$1048576];[.B26])" office:value-type="float" office:value="3" calcext:value-type="float">
            <text:p>3</text:p>
          </table:table-cell>
          <table:table-cell table:formula="of:=COUNTIF([$'sorted-06-07-crypto'.D$1:.D$1048576];[.B26])" office:value-type="float" office:value="2" calcext:value-type="float">
            <text:p>2</text:p>
          </table:table-cell>
          <table:table-cell/>
          <table:table-cell table:formula="of:=SUM([.D26]-[.C26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table:formula="of:=COUNTIF([$'sorted-06-07-crypto'.B$1:.B$1048576];[.B27])" office:value-type="float" office:value="7" calcext:value-type="float">
            <text:p>7</text:p>
          </table:table-cell>
          <table:table-cell table:formula="of:=COUNTIF([$'sorted-06-07-crypto'.D$1:.D$1048576];[.B27])" office:value-type="float" office:value="5" calcext:value-type="float">
            <text:p>5</text:p>
          </table:table-cell>
          <table:table-cell/>
          <table:table-cell table:formula="of:=SUM([.D27]-[.C27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table:formula="of:=COUNTIF([$'sorted-06-07-crypto'.B$1:.B$1048576];[.B28])" office:value-type="float" office:value="16" calcext:value-type="float">
            <text:p>16</text:p>
          </table:table-cell>
          <table:table-cell table:formula="of:=COUNTIF([$'sorted-06-07-crypto'.D$1:.D$1048576];[.B28])" office:value-type="float" office:value="13" calcext:value-type="float">
            <text:p>13</text:p>
          </table:table-cell>
          <table:table-cell/>
          <table:table-cell table:formula="of:=SUM([.D28]-[.C28]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table:formula="of:=COUNTIF([$'sorted-06-07-crypto'.B$1:.B$1048576];[.B29])" office:value-type="float" office:value="14" calcext:value-type="float">
            <text:p>14</text:p>
          </table:table-cell>
          <table:table-cell table:formula="of:=COUNTIF([$'sorted-06-07-crypto'.D$1:.D$1048576];[.B29])" office:value-type="float" office:value="10" calcext:value-type="float">
            <text:p>10</text:p>
          </table:table-cell>
          <table:table-cell/>
          <table:table-cell table:formula="of:=SUM([.D29]-[.C29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table:formula="of:=COUNTIF([$'sorted-06-07-crypto'.B$1:.B$1048576];[.B30])" office:value-type="float" office:value="117" calcext:value-type="float">
            <text:p>117</text:p>
          </table:table-cell>
          <table:table-cell table:formula="of:=COUNTIF([$'sorted-06-07-crypto'.D$1:.D$1048576];[.B30])" office:value-type="float" office:value="105" calcext:value-type="float">
            <text:p>105</text:p>
          </table:table-cell>
          <table:table-cell/>
          <table:table-cell table:formula="of:=SUM([.D30]-[.C30])"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table:formula="of:=COUNTIF([$'sorted-06-07-crypto'.B$1:.B$1048576];[.B31])" office:value-type="float" office:value="60" calcext:value-type="float">
            <text:p>60</text:p>
          </table:table-cell>
          <table:table-cell table:formula="of:=COUNTIF([$'sorted-06-07-crypto'.D$1:.D$1048576];[.B31])" office:value-type="float" office:value="48" calcext:value-type="float">
            <text:p>48</text:p>
          </table:table-cell>
          <table:table-cell/>
          <table:table-cell table:formula="of:=SUM([.D31]-[.C31])"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table:formula="of:=COUNTIF([$'sorted-06-07-crypto'.B$1:.B$1048576];[.B32])" office:value-type="float" office:value="234" calcext:value-type="float">
            <text:p>234</text:p>
          </table:table-cell>
          <table:table-cell table:formula="of:=COUNTIF([$'sorted-06-07-crypto'.D$1:.D$1048576];[.B32])" office:value-type="float" office:value="220" calcext:value-type="float">
            <text:p>220</text:p>
          </table:table-cell>
          <table:table-cell/>
          <table:table-cell table:formula="of:=SUM([.D32]-[.C32])"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table:formula="of:=COUNTIF([$'sorted-06-07-crypto'.B$1:.B$1048576];[.B33])" office:value-type="float" office:value="144" calcext:value-type="float">
            <text:p>144</text:p>
          </table:table-cell>
          <table:table-cell table:formula="of:=COUNTIF([$'sorted-06-07-crypto'.D$1:.D$1048576];[.B33])" office:value-type="float" office:value="129" calcext:value-type="float">
            <text:p>129</text:p>
          </table:table-cell>
          <table:table-cell/>
          <table:table-cell table:formula="of:=SUM([.D33]-[.C33])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table:formula="of:=COUNTIF([$'sorted-06-07-crypto'.B$1:.B$1048576];[.B34])" office:value-type="float" office:value="215" calcext:value-type="float">
            <text:p>215</text:p>
          </table:table-cell>
          <table:table-cell table:formula="of:=COUNTIF([$'sorted-06-07-crypto'.D$1:.D$1048576];[.B34])" office:value-type="float" office:value="199" calcext:value-type="float">
            <text:p>199</text:p>
          </table:table-cell>
          <table:table-cell/>
          <table:table-cell table:formula="of:=SUM([.D34]-[.C34])"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table:formula="of:=COUNTIF([$'sorted-06-07-crypto'.B$1:.B$1048576];[.B35])" office:value-type="float" office:value="183" calcext:value-type="float">
            <text:p>183</text:p>
          </table:table-cell>
          <table:table-cell table:formula="of:=COUNTIF([$'sorted-06-07-crypto'.D$1:.D$1048576];[.B35])" office:value-type="float" office:value="159" calcext:value-type="float">
            <text:p>159</text:p>
          </table:table-cell>
          <table:table-cell/>
          <table:table-cell table:formula="of:=SUM([.D35]-[.C35])"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table:formula="of:=COUNTIF([$'sorted-06-07-crypto'.B$1:.B$1048576];[.B36])" office:value-type="float" office:value="180" calcext:value-type="float">
            <text:p>180</text:p>
          </table:table-cell>
          <table:table-cell table:formula="of:=COUNTIF([$'sorted-06-07-crypto'.D$1:.D$1048576];[.B36])" office:value-type="float" office:value="154" calcext:value-type="float">
            <text:p>154</text:p>
          </table:table-cell>
          <table:table-cell/>
          <table:table-cell table:formula="of:=SUM([.D36]-[.C36])"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table:formula="of:=COUNTIF([$'sorted-06-07-crypto'.B$1:.B$1048576];[.B37])" office:value-type="float" office:value="125" calcext:value-type="float">
            <text:p>125</text:p>
          </table:table-cell>
          <table:table-cell table:formula="of:=COUNTIF([$'sorted-06-07-crypto'.D$1:.D$1048576];[.B37])" office:value-type="float" office:value="98" calcext:value-type="float">
            <text:p>98</text:p>
          </table:table-cell>
          <table:table-cell/>
          <table:table-cell table:formula="of:=SUM([.D37]-[.C37])" office:value-type="float" office:value="-27" calcext:value-type="float">
            <text:p>-27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COUNTIF([$'sorted-06-07-crypto'.B$1:.B$1048576];[.B38])" office:value-type="float" office:value="572" calcext:value-type="float">
            <text:p>572</text:p>
          </table:table-cell>
          <table:table-cell table:formula="of:=COUNTIF([$'sorted-06-07-crypto'.D$1:.D$1048576];[.B38])" office:value-type="float" office:value="498" calcext:value-type="float">
            <text:p>498</text:p>
          </table:table-cell>
          <table:table-cell/>
          <table:table-cell table:formula="of:=SUM([.D38]-[.C38])" office:value-type="float" office:value="-74" calcext:value-type="float">
            <text:p>-74</text:p>
          </table:table-cell>
        </table:table-row>
      </table:table>
      <table:named-expressions/>
      <table:database-ranges>
        <table:database-range table:name="__Anonymous_Sheet_DB__0" table:target-range-address="'sorted-06-07-crypto'.A1:'sorted-06-07-crypto'.D2489" table:display-filter-buttons="true"/>
        <table:database-range table:name="__Anonymous_Sheet_DB__1" table:target-range-address="stats.B3:stats.F38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7T13:39:12.003752375</dc:date>
    <meta:editing-duration>PT5M48S</meta:editing-duration>
    <meta:editing-cycles>1</meta:editing-cycles>
    <meta:document-statistic meta:table-count="2" meta:cell-count="10101" meta:object-count="0"/>
  </office:meta>
</office:document-meta>
</file>